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text-properties style:text-underline-style="none" officeooo:rsid="007a1e62" officeooo:paragraph-rsid="007a1e62"/>
    </style:style>
    <style:style style:name="P27" style:family="paragraph" style:parent-style-name="Standard">
      <style:text-properties style:text-underline-style="none" officeooo:rsid="007c0b46" officeooo:paragraph-rsid="007c0b46"/>
    </style:style>
    <style:style style:name="P28" style:family="paragraph" style:parent-style-name="Standard">
      <style:text-properties style:text-underline-style="none" officeooo:rsid="007d625a" officeooo:paragraph-rsid="007d625a"/>
    </style:style>
    <style:style style:name="P29" style:family="paragraph" style:parent-style-name="Standard">
      <style:text-properties style:text-underline-style="none" officeooo:rsid="007f21c9" officeooo:paragraph-rsid="007f21c9"/>
    </style:style>
    <style:style style:name="P30" style:family="paragraph" style:parent-style-name="Standard">
      <style:text-properties style:text-underline-style="none" officeooo:rsid="007f3d14" officeooo:paragraph-rsid="007f3d14"/>
    </style:style>
    <style:style style:name="P31" style:family="paragraph" style:parent-style-name="Standard">
      <style:text-properties style:text-underline-style="none" officeooo:rsid="008086a1" officeooo:paragraph-rsid="0081f021"/>
    </style:style>
    <style:style style:name="P32" style:family="paragraph" style:parent-style-name="Standard">
      <style:text-properties style:text-underline-style="none" officeooo:rsid="0081f021" officeooo:paragraph-rsid="0081f021"/>
    </style:style>
    <style:style style:name="P33" style:family="paragraph" style:parent-style-name="Standard">
      <style:text-properties style:text-underline-style="none" officeooo:rsid="0082f8ba" officeooo:paragraph-rsid="0082f8ba"/>
    </style:style>
    <style:style style:name="P34" style:family="paragraph" style:parent-style-name="Standard">
      <style:text-properties style:text-underline-style="none" officeooo:rsid="00947442" officeooo:paragraph-rsid="00947442"/>
    </style:style>
    <style:style style:name="P35" style:family="paragraph" style:parent-style-name="Standard">
      <style:text-properties style:text-underline-style="none" officeooo:rsid="00b7135a" officeooo:paragraph-rsid="00b880b2"/>
    </style:style>
    <style:style style:name="P36" style:family="paragraph" style:parent-style-name="Standard">
      <style:text-properties style:text-underline-style="none" officeooo:rsid="00ba421d" officeooo:paragraph-rsid="00ba421d"/>
    </style:style>
    <style:style style:name="P37" style:family="paragraph" style:parent-style-name="Standard">
      <style:text-properties style:text-underline-style="none" officeooo:rsid="01cc346b" officeooo:paragraph-rsid="01cc346b"/>
    </style:style>
    <style:style style:name="P38" style:family="paragraph" style:parent-style-name="Standard">
      <style:text-properties fo:font-size="12pt" fo:font-style="normal" style:text-underline-style="none" officeooo:rsid="00a47ba1" officeooo:paragraph-rsid="00947442" style:font-size-asian="10.5pt" style:font-style-asian="normal" style:font-size-complex="12pt" style:font-style-complex="normal"/>
    </style:style>
    <style:style style:name="P39" style:family="paragraph" style:parent-style-name="Standard">
      <style:text-properties fo:font-size="12pt" fo:font-style="normal" style:text-underline-style="none" officeooo:rsid="00e554ac" officeooo:paragraph-rsid="00e554ac" style:font-size-asian="10.5pt" style:font-style-asian="normal" style:font-size-complex="12pt" style:font-style-complex="normal"/>
    </style:style>
    <style:style style:name="P40" style:family="paragraph" style:parent-style-name="Standard">
      <style:text-properties fo:font-size="12pt" fo:font-style="normal" style:text-underline-style="none" officeooo:rsid="00e64d20" officeooo:paragraph-rsid="00e64d20" style:font-size-asian="10.5pt" style:font-style-asian="normal" style:font-size-complex="12pt" style:font-style-complex="normal"/>
    </style:style>
    <style:style style:name="P41" style:family="paragraph" style:parent-style-name="Standard">
      <style:text-properties fo:font-size="12pt" fo:font-style="normal" style:text-underline-style="none" officeooo:rsid="00edc08a" officeooo:paragraph-rsid="00edc08a" style:font-size-asian="10.5pt" style:font-style-asian="normal" style:font-size-complex="12pt" style:font-style-complex="normal"/>
    </style:style>
    <style:style style:name="P42" style:family="paragraph" style:parent-style-name="Standard">
      <style:text-properties fo:font-size="12pt" fo:font-style="normal" style:text-underline-style="none" officeooo:rsid="00ee4245" officeooo:paragraph-rsid="00ee4245" style:font-size-asian="10.5pt" style:font-style-asian="normal" style:font-size-complex="12pt" style:font-style-complex="normal"/>
    </style:style>
    <style:style style:name="P43" style:family="paragraph" style:parent-style-name="Standard">
      <style:text-properties fo:font-size="12pt" fo:font-style="normal" style:text-underline-style="none" officeooo:rsid="00f4a3a3" officeooo:paragraph-rsid="00f4a3a3" style:font-size-asian="10.5pt" style:font-style-asian="normal" style:font-size-complex="12pt" style:font-style-complex="normal"/>
    </style:style>
    <style:style style:name="P44" style:family="paragraph" style:parent-style-name="Standard">
      <style:text-properties fo:font-size="12pt" fo:font-style="normal" style:text-underline-style="none" officeooo:rsid="00f5e4ae" officeooo:paragraph-rsid="00f5e4ae" style:font-size-asian="10.5pt" style:font-style-asian="normal" style:font-size-complex="12pt" style:font-style-complex="normal"/>
    </style:style>
    <style:style style:name="P45" style:family="paragraph" style:parent-style-name="Standard">
      <style:text-properties fo:font-size="12pt" fo:font-style="normal" style:text-underline-style="none" officeooo:rsid="00fcb003" officeooo:paragraph-rsid="00fcb003" style:font-size-asian="10.5pt" style:font-style-asian="normal" style:font-size-complex="12pt" style:font-style-complex="normal"/>
    </style:style>
    <style:style style:name="P46" style:family="paragraph" style:parent-style-name="Standard">
      <style:text-properties fo:font-size="12pt" fo:font-style="normal" style:text-underline-style="none" officeooo:rsid="00fe581e" officeooo:paragraph-rsid="00fe581e" style:font-size-asian="10.5pt" style:font-style-asian="normal" style:font-size-complex="12pt" style:font-style-complex="normal"/>
    </style:style>
    <style:style style:name="P47" style:family="paragraph" style:parent-style-name="Standard">
      <style:text-properties fo:font-size="12pt" fo:font-style="normal" style:text-underline-style="none" officeooo:rsid="01084766" officeooo:paragraph-rsid="011db6af" style:font-size-asian="10.5pt" style:font-style-asian="normal" style:font-size-complex="12pt" style:font-style-complex="normal"/>
    </style:style>
    <style:style style:name="P48" style:family="paragraph" style:parent-style-name="Standard" style:list-style-name="L1">
      <style:text-properties officeooo:rsid="004852bf" officeooo:paragraph-rsid="004852bf"/>
    </style:style>
    <style:style style:name="P49" style:family="paragraph" style:parent-style-name="Standard" style:list-style-name="L2">
      <style:text-properties officeooo:rsid="0023742a" officeooo:paragraph-rsid="0023742a"/>
    </style:style>
    <style:style style:name="P50" style:family="paragraph" style:parent-style-name="Standard" style:list-style-name="L2">
      <style:text-properties officeooo:rsid="00212ef8" officeooo:paragraph-rsid="00212ef8"/>
    </style:style>
    <style:style style:name="P51" style:family="paragraph" style:parent-style-name="Standard" style:list-style-name="L2">
      <style:text-properties officeooo:rsid="002255d7" officeooo:paragraph-rsid="002255d7"/>
    </style:style>
    <style:style style:name="P52" style:family="paragraph" style:parent-style-name="Standard" style:list-style-name="L3">
      <style:text-properties officeooo:rsid="004bd794" officeooo:paragraph-rsid="004bd794"/>
    </style:style>
    <style:style style:name="P53" style:family="paragraph" style:parent-style-name="Standard" style:list-style-name="L4">
      <style:text-properties officeooo:rsid="004c55a3" officeooo:paragraph-rsid="004c55a3"/>
    </style:style>
    <style:style style:name="P54" style:family="paragraph" style:parent-style-name="Standard" style:list-style-name="L4">
      <style:text-properties officeooo:rsid="004e22a1" officeooo:paragraph-rsid="004e22a1"/>
    </style:style>
    <style:style style:name="P55" style:family="paragraph" style:parent-style-name="Standard" style:list-style-name="L5">
      <style:text-properties officeooo:rsid="0034a870" officeooo:paragraph-rsid="0034a870"/>
    </style:style>
    <style:style style:name="P56" style:family="paragraph" style:parent-style-name="Standard" style:list-style-name="L5">
      <style:text-properties officeooo:rsid="00365a53" officeooo:paragraph-rsid="00365a53"/>
    </style:style>
    <style:style style:name="P57" style:family="paragraph" style:parent-style-name="Standard" style:list-style-name="L5">
      <style:text-properties officeooo:rsid="0037f195" officeooo:paragraph-rsid="0037f195"/>
    </style:style>
    <style:style style:name="P58" style:family="paragraph" style:parent-style-name="Standard" style:list-style-name="L5">
      <style:text-properties officeooo:rsid="00383860" officeooo:paragraph-rsid="00383860"/>
    </style:style>
    <style:style style:name="P59" style:family="paragraph" style:parent-style-name="Standard" style:list-style-name="L6">
      <style:text-properties officeooo:paragraph-rsid="002d64ec"/>
    </style:style>
    <style:style style:name="P60" style:family="paragraph" style:parent-style-name="Standard" style:list-style-name="L6">
      <style:text-properties officeooo:rsid="00285d16" officeooo:paragraph-rsid="00285d16"/>
    </style:style>
    <style:style style:name="P61" style:family="paragraph" style:parent-style-name="Standard" style:list-style-name="L6">
      <style:text-properties officeooo:rsid="0028bef4" officeooo:paragraph-rsid="002c964e"/>
    </style:style>
    <style:style style:name="P62" style:family="paragraph" style:parent-style-name="Standard" style:list-style-name="L6">
      <style:text-properties officeooo:rsid="002f53e6" officeooo:paragraph-rsid="002f53e6"/>
    </style:style>
    <style:style style:name="P63" style:family="paragraph" style:parent-style-name="Standard" style:list-style-name="L6">
      <style:text-properties officeooo:rsid="00313adb" officeooo:paragraph-rsid="00313adb"/>
    </style:style>
    <style:style style:name="P64" style:family="paragraph" style:parent-style-name="Standard" style:list-style-name="L7">
      <style:text-properties officeooo:rsid="003a41df" officeooo:paragraph-rsid="003a41df"/>
    </style:style>
    <style:style style:name="P65" style:family="paragraph" style:parent-style-name="Standard" style:list-style-name="L7">
      <style:text-properties officeooo:rsid="003c1156" officeooo:paragraph-rsid="003c1156"/>
    </style:style>
    <style:style style:name="P66" style:family="paragraph" style:parent-style-name="Standard" style:list-style-name="L7">
      <style:text-properties officeooo:rsid="003e4270" officeooo:paragraph-rsid="003e4270"/>
    </style:style>
    <style:style style:name="P67" style:family="paragraph" style:parent-style-name="Standard" style:list-style-name="L8">
      <style:text-properties officeooo:rsid="0046ab21" officeooo:paragraph-rsid="0046ab21"/>
    </style:style>
    <style:style style:name="P68" style:family="paragraph" style:parent-style-name="Standard" style:list-style-name="L9">
      <style:text-properties officeooo:rsid="005126d6" officeooo:paragraph-rsid="005126d6"/>
    </style:style>
    <style:style style:name="P69" style:family="paragraph" style:parent-style-name="Standard" style:list-style-name="L10">
      <style:text-properties officeooo:rsid="0056d498" officeooo:paragraph-rsid="006593f3"/>
    </style:style>
    <style:style style:name="P70" style:family="paragraph" style:parent-style-name="Standard" style:list-style-name="L10">
      <style:text-properties officeooo:rsid="0074dc1a" officeooo:paragraph-rsid="0074dc1a"/>
    </style:style>
    <style:style style:name="P71" style:family="paragraph" style:parent-style-name="Standard" style:list-style-name="L11">
      <style:text-properties officeooo:rsid="005d218f" officeooo:paragraph-rsid="005d218f"/>
    </style:style>
    <style:style style:name="P72" style:family="paragraph" style:parent-style-name="Standard" style:list-style-name="L12">
      <style:text-properties officeooo:rsid="0058c2e7" officeooo:paragraph-rsid="0058c2e7"/>
    </style:style>
    <style:style style:name="P73" style:family="paragraph" style:parent-style-name="Standard" style:list-style-name="L12">
      <style:text-properties officeooo:rsid="0058c2e7" officeooo:paragraph-rsid="005a998c"/>
    </style:style>
    <style:style style:name="P74" style:family="paragraph" style:parent-style-name="Standard" style:list-style-name="L13">
      <style:text-properties officeooo:rsid="0073fc69" officeooo:paragraph-rsid="0073fc69"/>
    </style:style>
    <style:style style:name="P75" style:family="paragraph" style:parent-style-name="Standard" style:list-style-name="L13">
      <style:text-properties officeooo:rsid="0074d118" officeooo:paragraph-rsid="0074d118"/>
    </style:style>
    <style:style style:name="P76" style:family="paragraph" style:parent-style-name="Standard" style:list-style-name="L13">
      <style:text-properties officeooo:rsid="00753f87" officeooo:paragraph-rsid="00753f87"/>
    </style:style>
    <style:style style:name="P77"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78"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79" style:family="paragraph" style:parent-style-name="Standard" style:list-style-name="L23">
      <style:text-properties fo:font-size="11pt" fo:font-style="italic" officeooo:rsid="009ad394" officeooo:paragraph-rsid="009ad394" style:font-size-asian="11pt" style:font-style-asian="italic" style:font-size-complex="11pt" style:font-style-complex="italic"/>
    </style:style>
    <style:style style:name="P80" style:family="paragraph" style:parent-style-name="Standard" style:list-style-name="L23">
      <style:text-properties fo:font-size="11pt" fo:font-style="italic" officeooo:rsid="00947442" officeooo:paragraph-rsid="00947442" style:font-size-asian="11pt" style:font-style-asian="italic" style:font-size-complex="11pt" style:font-style-complex="italic"/>
    </style:style>
    <style:style style:name="P81" style:family="paragraph" style:parent-style-name="Standard" style:list-style-name="L23">
      <style:text-properties fo:font-size="11pt" fo:font-style="italic" style:text-underline-style="none" officeooo:rsid="009f8d99" officeooo:paragraph-rsid="009ad394" style:font-size-asian="11pt" style:font-style-asian="italic" style:font-size-complex="11pt" style:font-style-complex="italic"/>
    </style:style>
    <style:style style:name="P82" style:family="paragraph" style:parent-style-name="Standard" style:list-style-name="L23">
      <style:text-properties fo:font-size="11pt" fo:font-style="italic" style:text-underline-style="none" officeooo:rsid="00a47ba1" officeooo:paragraph-rsid="00947442" style:font-size-asian="11pt" style:font-style-asian="italic" style:font-size-complex="11pt" style:font-style-complex="italic"/>
    </style:style>
    <style:style style:name="P83"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84"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85" style:family="paragraph" style:parent-style-name="Standard" style:list-style-name="L23">
      <style:text-properties fo:font-size="12pt" fo:font-style="normal" officeooo:rsid="00a992bc" officeooo:paragraph-rsid="00a992bc" style:font-size-asian="12pt" style:font-style-asian="normal" style:font-size-complex="12pt" style:font-style-complex="normal"/>
    </style:style>
    <style:style style:name="P86" style:family="paragraph" style:parent-style-name="Standard" style:list-style-name="L23">
      <style:text-properties fo:font-size="12pt" fo:font-style="normal" officeooo:rsid="00a77828" officeooo:paragraph-rsid="00a77828" style:font-size-asian="12pt" style:font-style-asian="normal" style:font-size-complex="12pt" style:font-style-complex="normal"/>
    </style:style>
    <style:style style:name="P87" style:family="paragraph" style:parent-style-name="Standard" style:list-style-name="L24">
      <style:text-properties fo:font-size="12pt" fo:font-style="normal" style:text-underline-style="none" officeooo:rsid="00e64d20" officeooo:paragraph-rsid="00e64d20" style:font-size-asian="10.5pt" style:font-style-asian="normal" style:font-size-complex="12pt" style:font-style-complex="normal"/>
    </style:style>
    <style:style style:name="P88" style:family="paragraph" style:parent-style-name="Standard" style:list-style-name="L24">
      <style:text-properties fo:font-size="12pt" fo:font-style="normal" style:text-underline-style="none" officeooo:rsid="00e77c09" officeooo:paragraph-rsid="00e77c09" style:font-size-asian="10.5pt" style:font-style-asian="normal" style:font-size-complex="12pt" style:font-style-complex="normal"/>
    </style:style>
    <style:style style:name="P89" style:family="paragraph" style:parent-style-name="Standard" style:list-style-name="L24">
      <style:text-properties fo:font-size="12pt" fo:font-style="normal" style:text-underline-style="none" officeooo:rsid="00e8a81c" officeooo:paragraph-rsid="00e8a81c" style:font-size-asian="10.5pt" style:font-style-asian="normal" style:font-size-complex="12pt" style:font-style-complex="normal"/>
    </style:style>
    <style:style style:name="P90" style:family="paragraph" style:parent-style-name="Standard" style:list-style-name="L24">
      <style:text-properties fo:font-size="12pt" fo:font-style="normal" style:text-underline-style="none" officeooo:rsid="00e8ebf8" officeooo:paragraph-rsid="00e8ebf8" style:font-size-asian="10.5pt" style:font-style-asian="normal" style:font-size-complex="12pt" style:font-style-complex="normal"/>
    </style:style>
    <style:style style:name="P91" style:family="paragraph" style:parent-style-name="Standard" style:list-style-name="L24">
      <style:text-properties fo:font-size="12pt" fo:font-style="normal" style:text-underline-style="none" officeooo:rsid="00e96c0b" officeooo:paragraph-rsid="00e96c0b" style:font-size-asian="10.5pt" style:font-style-asian="normal" style:font-size-complex="12pt" style:font-style-complex="normal"/>
    </style:style>
    <style:style style:name="P92" style:family="paragraph" style:parent-style-name="Standard" style:list-style-name="L24">
      <style:text-properties fo:font-size="12pt" fo:font-style="normal" style:text-underline-style="none" officeooo:rsid="00ea199b" officeooo:paragraph-rsid="00ea199b" style:font-size-asian="10.5pt" style:font-style-asian="normal" style:font-size-complex="12pt" style:font-style-complex="normal"/>
    </style:style>
    <style:style style:name="P93" style:family="paragraph" style:parent-style-name="Standard" style:list-style-name="L25">
      <style:text-properties fo:font-size="12pt" fo:font-style="normal" style:text-underline-style="none" officeooo:rsid="00ee4245" officeooo:paragraph-rsid="00ee4245" style:font-size-asian="10.5pt" style:font-style-asian="normal" style:font-size-complex="12pt" style:font-style-complex="normal"/>
    </style:style>
    <style:style style:name="P94" style:family="paragraph" style:parent-style-name="Standard" style:list-style-name="L25">
      <style:text-properties fo:font-size="12pt" fo:font-style="normal" style:text-underline-style="none" officeooo:rsid="00ee4245" officeooo:paragraph-rsid="01baa580" style:font-size-asian="10.5pt" style:font-style-asian="normal" style:font-size-complex="12pt" style:font-style-complex="normal"/>
    </style:style>
    <style:style style:name="P95" style:family="paragraph" style:parent-style-name="Standard" style:list-style-name="L25">
      <style:text-properties fo:font-size="12pt" fo:font-style="normal" style:text-underline-style="none" officeooo:rsid="00f0f1b7" officeooo:paragraph-rsid="01280b61" style:font-size-asian="10.5pt" style:font-style-asian="normal" style:font-size-complex="12pt" style:font-style-complex="normal"/>
    </style:style>
    <style:style style:name="P96" style:family="paragraph" style:parent-style-name="Standard" style:list-style-name="L25">
      <style:text-properties fo:font-size="12pt" fo:font-style="normal" style:text-underline-style="none" officeooo:rsid="00f0f1b7" officeooo:paragraph-rsid="016d178d" style:font-size-asian="10.5pt" style:font-style-asian="normal" style:font-size-complex="12pt" style:font-style-complex="normal"/>
    </style:style>
    <style:style style:name="P97" style:family="paragraph" style:parent-style-name="Standard" style:list-style-name="L25">
      <style:text-properties fo:font-size="12pt" fo:font-style="normal" style:text-underline-style="none" officeooo:rsid="00f440ce" officeooo:paragraph-rsid="00f440ce" style:font-size-asian="10.5pt" style:font-style-asian="normal" style:font-size-complex="12pt" style:font-style-complex="normal"/>
    </style:style>
    <style:style style:name="P98" style:family="paragraph" style:parent-style-name="Standard" style:list-style-name="L25">
      <style:text-properties fo:font-size="12pt" fo:font-style="normal" style:text-underline-style="none" officeooo:rsid="011e019c" officeooo:paragraph-rsid="011e019c" style:font-size-asian="10.5pt" style:font-style-asian="normal" style:font-size-complex="12pt" style:font-style-complex="normal"/>
    </style:style>
    <style:style style:name="P99" style:family="paragraph" style:parent-style-name="Standard" style:list-style-name="L25">
      <style:text-properties fo:font-size="12pt" fo:font-style="normal" style:text-underline-style="none" officeooo:rsid="0168df37" officeooo:paragraph-rsid="0168df37" style:font-size-asian="10.5pt" style:font-style-asian="normal" style:font-size-complex="12pt" style:font-style-complex="normal"/>
    </style:style>
    <style:style style:name="P100" style:family="paragraph" style:parent-style-name="Standard" style:list-style-name="L25">
      <style:text-properties fo:font-size="12pt" fo:font-style="normal" style:text-underline-style="none" officeooo:rsid="01705c9a" officeooo:paragraph-rsid="01705c9a" style:font-size-asian="10.5pt" style:font-style-asian="normal" style:font-size-complex="12pt" style:font-style-complex="normal"/>
    </style:style>
    <style:style style:name="P101" style:family="paragraph" style:parent-style-name="Standard" style:list-style-name="L25">
      <style:text-properties fo:font-size="12pt" fo:font-style="normal" style:text-underline-style="none" officeooo:rsid="01b7776b" officeooo:paragraph-rsid="01b7776b" style:font-size-asian="10.5pt" style:font-style-asian="normal" style:font-size-complex="12pt" style:font-style-complex="normal"/>
    </style:style>
    <style:style style:name="P102" style:family="paragraph" style:parent-style-name="Standard" style:list-style-name="L26">
      <style:text-properties fo:font-size="12pt" fo:font-style="normal" style:text-underline-style="none" officeooo:rsid="00f5e4ae" officeooo:paragraph-rsid="00f5e4ae" style:font-size-asian="10.5pt" style:font-style-asian="normal" style:font-size-complex="12pt" style:font-style-complex="normal"/>
    </style:style>
    <style:style style:name="P103" style:family="paragraph" style:parent-style-name="Standard" style:list-style-name="L26">
      <style:text-properties fo:font-size="12pt" fo:font-style="normal" style:text-underline-style="none" officeooo:rsid="00f5e4ae" officeooo:paragraph-rsid="014ca6e2" style:font-size-asian="10.5pt" style:font-style-asian="normal" style:font-size-complex="12pt" style:font-style-complex="normal"/>
    </style:style>
    <style:style style:name="P104" style:family="paragraph" style:parent-style-name="Standard" style:list-style-name="L26">
      <style:text-properties fo:font-size="12pt" fo:font-style="normal" style:text-underline-style="none" officeooo:rsid="00f5e4ae" officeooo:paragraph-rsid="014e4c79" style:font-size-asian="10.5pt" style:font-style-asian="normal" style:font-size-complex="12pt" style:font-style-complex="normal"/>
    </style:style>
    <style:style style:name="P105" style:family="paragraph" style:parent-style-name="Standard" style:list-style-name="L27">
      <style:text-properties fo:font-size="12pt" fo:font-style="normal" style:text-underline-style="none" officeooo:rsid="01084766" officeooo:paragraph-rsid="011db6af" style:font-size-asian="10.5pt" style:font-style-asian="normal" style:font-size-complex="12pt" style:font-style-complex="normal"/>
    </style:style>
    <style:style style:name="P106" style:family="paragraph" style:parent-style-name="Standard" style:list-style-name="L27">
      <style:text-properties fo:font-size="12pt" fo:font-style="normal" style:text-underline-style="none" officeooo:rsid="010dee3e" officeooo:paragraph-rsid="011db6af" style:font-size-asian="10.5pt" style:font-style-asian="normal" style:font-size-complex="12pt" style:font-style-complex="normal"/>
    </style:style>
    <style:style style:name="P107" style:family="paragraph" style:parent-style-name="Standard" style:list-style-name="L28">
      <style:text-properties fo:font-size="12pt" fo:font-style="normal" style:text-underline-style="none" officeooo:rsid="00ff2d54" officeooo:paragraph-rsid="0106c253" style:font-size-asian="10.5pt" style:font-style-asian="normal" style:font-size-complex="12pt" style:font-style-complex="normal"/>
    </style:style>
    <style:style style:name="P108" style:family="paragraph" style:parent-style-name="Standard" style:list-style-name="L28">
      <style:text-properties fo:font-size="12pt" fo:font-style="normal" style:text-underline-style="none" officeooo:rsid="00ff2d54" officeooo:paragraph-rsid="0103d81a" style:font-size-asian="10.5pt" style:font-style-asian="normal" style:font-size-complex="12pt" style:font-style-complex="normal"/>
    </style:style>
    <style:style style:name="P109" style:family="paragraph" style:parent-style-name="Standard" style:list-style-name="L28">
      <style:text-properties fo:font-size="12pt" fo:font-style="normal" style:text-underline-style="none" officeooo:rsid="0100bf8c" officeooo:paragraph-rsid="0100bf8c" style:font-size-asian="10.5pt" style:font-style-asian="normal" style:font-size-complex="12pt" style:font-style-complex="normal"/>
    </style:style>
    <style:style style:name="P110" style:family="paragraph" style:parent-style-name="Standard" style:list-style-name="L14">
      <style:text-properties officeooo:rsid="00733ff8" officeooo:paragraph-rsid="00733ff8"/>
    </style:style>
    <style:style style:name="P111" style:family="paragraph" style:parent-style-name="Standard" style:list-style-name="L14">
      <style:text-properties officeooo:rsid="0078c4f7" officeooo:paragraph-rsid="0078c4f7"/>
    </style:style>
    <style:style style:name="P112" style:family="paragraph" style:parent-style-name="Standard" style:list-style-name="L14">
      <style:text-properties officeooo:rsid="007a1e62" officeooo:paragraph-rsid="007a1e62"/>
    </style:style>
    <style:style style:name="P113" style:family="paragraph" style:parent-style-name="Standard" style:list-style-name="L15">
      <style:text-properties style:text-underline-style="none" officeooo:rsid="007d625a" officeooo:paragraph-rsid="007d625a"/>
    </style:style>
    <style:style style:name="P114" style:family="paragraph" style:parent-style-name="Standard" style:list-style-name="L16">
      <style:text-properties style:text-underline-style="none" officeooo:rsid="01cc346b" officeooo:paragraph-rsid="01cc346b"/>
    </style:style>
    <style:style style:name="P115" style:family="paragraph" style:parent-style-name="Standard" style:list-style-name="L17">
      <style:text-properties style:text-underline-style="none" officeooo:rsid="007f21c9" officeooo:paragraph-rsid="007f21c9"/>
    </style:style>
    <style:style style:name="P116" style:family="paragraph" style:parent-style-name="Standard" style:list-style-name="L18">
      <style:text-properties style:text-underline-style="none" officeooo:rsid="007f3d14" officeooo:paragraph-rsid="007f3d14"/>
    </style:style>
    <style:style style:name="P117" style:family="paragraph" style:parent-style-name="Standard" style:list-style-name="L18">
      <style:text-properties style:text-underline-style="none" officeooo:rsid="008086a1" officeooo:paragraph-rsid="008086a1"/>
    </style:style>
    <style:style style:name="P118" style:family="paragraph" style:parent-style-name="Standard" style:list-style-name="L19">
      <style:text-properties style:text-underline-style="none" officeooo:rsid="0083c957" officeooo:paragraph-rsid="0083c957"/>
    </style:style>
    <style:style style:name="P119" style:family="paragraph" style:parent-style-name="Standard" style:list-style-name="L19">
      <style:text-properties style:text-underline-style="none" officeooo:rsid="0083ee6a" officeooo:paragraph-rsid="0083ee6a"/>
    </style:style>
    <style:style style:name="P120" style:family="paragraph" style:parent-style-name="Standard" style:list-style-name="L21">
      <style:text-properties style:text-underline-style="none" officeooo:rsid="0083ee6a" officeooo:paragraph-rsid="00e234b4"/>
    </style:style>
    <style:style style:name="P121" style:family="paragraph" style:parent-style-name="Standard" style:list-style-name="L19">
      <style:text-properties style:text-underline-style="none" officeooo:rsid="00b3e2a8" officeooo:paragraph-rsid="00c38df4"/>
    </style:style>
    <style:style style:name="P122" style:family="paragraph" style:parent-style-name="Standard" style:list-style-name="L19">
      <style:text-properties style:text-underline-style="none" officeooo:rsid="00b3e2a8" officeooo:paragraph-rsid="00b3e2a8"/>
    </style:style>
    <style:style style:name="P123" style:family="paragraph" style:parent-style-name="Standard" style:list-style-name="L19">
      <style:text-properties style:text-underline-style="none" officeooo:rsid="00b594ed" officeooo:paragraph-rsid="00b594ed"/>
    </style:style>
    <style:style style:name="P124" style:family="paragraph" style:parent-style-name="Standard" style:list-style-name="L19">
      <style:text-properties style:text-underline-style="none" officeooo:rsid="00ccc66b" officeooo:paragraph-rsid="00ccc66b"/>
    </style:style>
    <style:style style:name="P125" style:family="paragraph" style:parent-style-name="Standard" style:list-style-name="L20">
      <style:text-properties style:text-underline-style="none" officeooo:rsid="0081f021" officeooo:paragraph-rsid="0081f021"/>
    </style:style>
    <style:style style:name="P126" style:family="paragraph" style:parent-style-name="Standard" style:list-style-name="L21">
      <style:text-properties style:text-underline-style="none" officeooo:rsid="0092c4d1" officeooo:paragraph-rsid="00bc8d3d"/>
    </style:style>
    <style:style style:name="P127" style:family="paragraph" style:parent-style-name="Standard" style:list-style-name="L21">
      <style:text-properties style:text-underline-style="none" officeooo:rsid="00d77051" officeooo:paragraph-rsid="00d77051"/>
    </style:style>
    <style:style style:name="P128" style:family="paragraph" style:parent-style-name="Standard" style:list-style-name="L21">
      <style:text-properties style:text-underline-style="none" officeooo:rsid="011764b5" officeooo:paragraph-rsid="011764b5"/>
    </style:style>
    <style:style style:name="P129" style:family="paragraph" style:parent-style-name="Standard" style:list-style-name="L21">
      <style:text-properties style:text-underline-style="none" officeooo:rsid="0140fee3" officeooo:paragraph-rsid="0140fee3"/>
    </style:style>
    <style:style style:name="P130" style:family="paragraph" style:parent-style-name="Standard" style:list-style-name="L21">
      <style:text-properties style:text-underline-style="none" officeooo:rsid="01983836" officeooo:paragraph-rsid="01983836"/>
    </style:style>
    <style:style style:name="P131" style:family="paragraph" style:parent-style-name="Standard" style:list-style-name="L22">
      <style:text-properties style:text-underline-style="none" officeooo:rsid="009a0240" officeooo:paragraph-rsid="009a0240"/>
    </style:style>
    <style:style style:name="P132" style:family="paragraph" style:parent-style-name="Standard" style:list-style-name="L18">
      <style:text-properties officeooo:rsid="007f3d14" officeooo:paragraph-rsid="007f3d14"/>
    </style:style>
    <style:style style:name="P133" style:family="paragraph" style:parent-style-name="Standard" style:list-style-name="L18">
      <style:text-properties officeooo:rsid="0081f021" officeooo:paragraph-rsid="0081f021"/>
    </style:style>
    <style:style style:name="P134" style:family="paragraph" style:parent-style-name="Standard" style:list-style-name="L19">
      <style:text-properties officeooo:rsid="0083ee6a" officeooo:paragraph-rsid="0083ee6a"/>
    </style:style>
    <style:style style:name="P135" style:family="paragraph" style:parent-style-name="Standard" style:list-style-name="L22">
      <style:text-properties officeooo:rsid="00982099" officeooo:paragraph-rsid="00982099"/>
    </style:style>
    <style:style style:name="P136" style:family="paragraph" style:parent-style-name="Standard" style:list-style-name="L22">
      <style:text-properties officeooo:rsid="009a0240" officeooo:paragraph-rsid="009a0240"/>
    </style:style>
    <style:style style:name="P137" style:family="paragraph" style:parent-style-name="Standard" style:list-style-name="L23">
      <style:text-properties officeooo:rsid="009ad394" officeooo:paragraph-rsid="009ad394"/>
    </style:style>
    <style:style style:name="P138" style:family="paragraph" style:parent-style-name="Standard" style:list-style-name="L23">
      <style:text-properties officeooo:rsid="009f8d99" officeooo:paragraph-rsid="009f8d99"/>
    </style:style>
    <style:style style:name="P139" style:family="paragraph" style:parent-style-name="Standard" style:list-style-name="L23">
      <style:text-properties officeooo:rsid="009eb12c" officeooo:paragraph-rsid="009eb12c"/>
    </style:style>
    <style:style style:name="P140" style:family="paragraph" style:parent-style-name="Standard" style:list-style-name="L23">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style:text-underline-style="none" officeooo:rsid="00e2f5e6"/>
    </style:style>
    <style:style style:name="T72" style:family="text">
      <style:text-properties style:text-underline-style="none" officeooo:rsid="00e4e482"/>
    </style:style>
    <style:style style:name="T73" style:family="text">
      <style:text-properties officeooo:rsid="007a1e62"/>
    </style:style>
    <style:style style:name="T74" style:family="text">
      <style:text-properties officeooo:rsid="00aa35fb"/>
    </style:style>
    <style:style style:name="T75" style:family="text">
      <style:text-properties officeooo:rsid="00ac2fa7"/>
    </style:style>
    <style:style style:name="T76" style:family="text">
      <style:text-properties officeooo:rsid="00b15c87"/>
    </style:style>
    <style:style style:name="T77" style:family="text">
      <style:text-properties officeooo:rsid="00b625a1"/>
    </style:style>
    <style:style style:name="T78" style:family="text">
      <style:text-properties officeooo:rsid="00b9e856"/>
    </style:style>
    <style:style style:name="T79" style:family="text">
      <style:text-properties officeooo:rsid="00bf9ab8"/>
    </style:style>
    <style:style style:name="T80" style:family="text">
      <style:text-properties officeooo:rsid="00c761cc"/>
    </style:style>
    <style:style style:name="T81" style:family="text">
      <style:text-properties officeooo:rsid="00cdf861"/>
    </style:style>
    <style:style style:name="T82" style:family="text">
      <style:text-properties officeooo:rsid="00d2db41"/>
    </style:style>
    <style:style style:name="T83" style:family="text">
      <style:text-properties officeooo:rsid="00d9d8e9"/>
    </style:style>
    <style:style style:name="T84" style:family="text">
      <style:text-properties officeooo:rsid="00db8485"/>
    </style:style>
    <style:style style:name="T85" style:family="text">
      <style:text-properties officeooo:rsid="00dd4959"/>
    </style:style>
    <style:style style:name="T86" style:family="text">
      <style:text-properties officeooo:rsid="00e10b98"/>
    </style:style>
    <style:style style:name="T87" style:family="text">
      <style:text-properties officeooo:rsid="00e160ae"/>
    </style:style>
    <style:style style:name="T88" style:family="text">
      <style:text-properties officeooo:rsid="00e64d20"/>
    </style:style>
    <style:style style:name="T89" style:family="text">
      <style:text-properties officeooo:rsid="00e8a81c"/>
    </style:style>
    <style:style style:name="T90" style:family="text">
      <style:text-properties officeooo:rsid="00eaf0ab"/>
    </style:style>
    <style:style style:name="T91" style:family="text">
      <style:text-properties officeooo:rsid="00ecd0dd"/>
    </style:style>
    <style:style style:name="T92" style:family="text">
      <style:text-properties officeooo:rsid="00ef0ec0"/>
    </style:style>
    <style:style style:name="T93" style:family="text">
      <style:text-properties officeooo:rsid="00f11944"/>
    </style:style>
    <style:style style:name="T94" style:family="text">
      <style:text-properties officeooo:rsid="00f1ea6a"/>
    </style:style>
    <style:style style:name="T95" style:family="text">
      <style:text-properties officeooo:rsid="00f7b89f"/>
    </style:style>
    <style:style style:name="T96" style:family="text">
      <style:text-properties officeooo:rsid="00f82c27"/>
    </style:style>
    <style:style style:name="T97" style:family="text">
      <style:text-properties officeooo:rsid="00fa8b08"/>
    </style:style>
    <style:style style:name="T98" style:family="text">
      <style:text-properties officeooo:rsid="00fe1ff0"/>
    </style:style>
    <style:style style:name="T99" style:family="text">
      <style:text-properties officeooo:rsid="010248a8"/>
    </style:style>
    <style:style style:name="T100" style:family="text">
      <style:text-properties officeooo:rsid="0103d81a"/>
    </style:style>
    <style:style style:name="T101" style:family="text">
      <style:text-properties officeooo:rsid="01052838"/>
    </style:style>
    <style:style style:name="T102" style:family="text">
      <style:text-properties officeooo:rsid="010a289f"/>
    </style:style>
    <style:style style:name="T103" style:family="text">
      <style:text-properties officeooo:rsid="010bfb9c"/>
    </style:style>
    <style:style style:name="T104" style:family="text">
      <style:text-properties officeooo:rsid="010ecf3e"/>
    </style:style>
    <style:style style:name="T105" style:family="text">
      <style:text-properties officeooo:rsid="011b17a7"/>
    </style:style>
    <style:style style:name="T106" style:family="text">
      <style:text-properties officeooo:rsid="0130337f"/>
    </style:style>
    <style:style style:name="T107" style:family="text">
      <style:text-properties officeooo:rsid="01650266"/>
    </style:style>
    <style:style style:name="T108" style:family="text">
      <style:text-properties officeooo:rsid="016702fb"/>
    </style:style>
    <style:style style:name="T109" style:family="text">
      <style:text-properties officeooo:rsid="016a9e42"/>
    </style:style>
    <style:style style:name="T110" style:family="text">
      <style:text-properties officeooo:rsid="0170c270"/>
    </style:style>
    <style:style style:name="T111" style:family="text">
      <style:text-properties officeooo:rsid="017a67f3"/>
    </style:style>
    <style:style style:name="T112" style:family="text">
      <style:text-properties officeooo:rsid="0182577f"/>
    </style:style>
    <style:style style:name="T113" style:family="text">
      <style:text-properties officeooo:rsid="018a30ec"/>
    </style:style>
    <style:style style:name="T114" style:family="text">
      <style:text-properties officeooo:rsid="0193aba1"/>
    </style:style>
    <style:style style:name="T115" style:family="text">
      <style:text-properties officeooo:rsid="019899ab"/>
    </style:style>
    <style:style style:name="T116" style:family="text">
      <style:text-properties officeooo:rsid="01a058f2"/>
    </style:style>
    <style:style style:name="T117" style:family="text">
      <style:text-properties officeooo:rsid="01a11075"/>
    </style:style>
    <style:style style:name="T118" style:family="text">
      <style:text-properties officeooo:rsid="01a31bd1"/>
    </style:style>
    <style:style style:name="T119" style:family="text">
      <style:text-properties officeooo:rsid="01b0cea2"/>
    </style:style>
    <style:style style:name="T120" style:family="text">
      <style:text-properties officeooo:rsid="01b5c483"/>
    </style:style>
    <style:style style:name="T121" style:family="text">
      <style:text-properties officeooo:rsid="01b7ec81"/>
    </style:style>
    <style:style style:name="T122" style:family="text">
      <style:text-properties officeooo:rsid="01c1baba"/>
    </style:style>
    <style:style style:name="T123" style:family="text">
      <style:text-properties officeooo:rsid="01cd74b1"/>
    </style:style>
    <style:style style:name="T124" style:family="text">
      <style:text-properties officeooo:rsid="01d5a3d1"/>
    </style:style>
    <style:style style:name="T125" style:family="text">
      <style:text-properties officeooo:rsid="01deb1cd"/>
    </style:style>
    <style:style style:name="T126" style:family="text">
      <style:text-properties officeooo:rsid="01e062a2"/>
    </style:style>
    <style:style style:name="T127" style:family="text">
      <style:text-properties officeooo:rsid="01e0c5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63665611" text:style-name="L1">
        <text:list-item>
          <text:p text:style-name="P48">FLayers: <text:span text:style-name="T15">lista di proteine caricate, contiene oggetti di tipo TPDBModel.</text:span></text:p>
        </text:list-item>
        <text:list-item>
          <text:p text:style-name="P48">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2516496762" text:style-name="L2">
        <text:list-item>
          <text:p text:style-name="P49">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50">AddLayer: aggiunge un TPDBModel alla lista dei Layer.</text:p>
        </text:list-item>
        <text:list-item>
          <text:p text:style-name="P51">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654826577" text:style-name="L3">
        <text:list-item>
          <text:p text:style-name="P52">Name: nome del template.</text:p>
        </text:list-item>
        <text:list-item>
          <text:p text:style-name="P52">Atoms: lista con i nomi di tutti gli atomi del template.</text:p>
        </text:list-item>
        <text:list-item>
          <text:p text:style-name="P52">AtomicNumbers: lista con i numeri atomici degli atomi del template.</text:p>
        </text:list-item>
        <text:list-item>
          <text:p text:style-name="P52">AtomIDs: lista dei numeri identificativi degli atomi (vedi ‘Serial’ dentro a TPDBAtom).</text:p>
        </text:list-item>
        <text:list-item>
          <text:p text:style-name="P52">Coords: lista delle coordinate degli atomi contenuti nel template.</text:p>
        </text:list-item>
        <text:list-item>
          <text:p text:style-name="P52">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115586340" text:style-name="L4">
        <text:list-item>
          <text:p text:style-name="P53">FTemplates: lista dei template, vedi TPDBModelMan.</text:p>
        </text:list-item>
        <text:list-item>
          <text:p text:style-name="P53">FProtein: l’oggetto che rappresenta la proteina come verrà usata all’interno dell’applicazione, è di tipo TMolecule.</text:p>
        </text:list-item>
        <text:list-item>
          <text:p text:style-name="P53">FFileName: il nome del file <text:span text:style-name="T16">PDB da cui vengono caricati i dati della proteina.</text:span></text:p>
        </text:list-item>
        <text:list-item>
          <text:p text:style-name="P54">FInfo: informazioni varie, vedi TPDBReader.</text:p>
        </text:list-item>
      </text:list>
      <text:p text:style-name="P1"/>
      <text:p text:style-name="P2">TPDBReader = classe che carica i file PDB.</text:p>
      <text:p text:style-name="P5">Attributi:</text:p>
      <text:list xml:id="list2425513137" text:style-name="L5">
        <text:list-item>
          <text:p text:style-name="P55">FChainIds: lista degli ID delle catene degli atomi caricati.</text:p>
        </text:list-item>
        <text:list-item>
          <text:p text:style-name="P55">FAtoms: lista degli atomi caricati.</text:p>
        </text:list-item>
        <text:list-item>
          <text:p text:style-name="P56">FConnections: lista delle connessioni caricate.</text:p>
        </text:list-item>
        <text:list-item>
          <text:p text:style-name="P57">FAtomCount: numero totale di atomi caricati.</text:p>
        </text:list-item>
        <text:list-item>
          <text:p text:style-name="P57">FModelCount: numero totale di modelli caricati.</text:p>
        </text:list-item>
        <text:list-item>
          <text:p text:style-name="P57">FChainCount: numero totale di catene caricate.</text:p>
        </text:list-item>
        <text:list-item>
          <text:p text:style-name="P58">FInfo: contenitore di informazioni relative a questa classe.</text:p>
        </text:list-item>
      </text:list>
      <text:p text:style-name="P2">Metodi usati:</text:p>
      <text:list xml:id="list2051385490" text:style-name="L6">
        <text:list-item>
          <text:p text:style-name="P60">Load: carica il file PDB come una lista di stringhe, separando ognuna di esse dove è presente un carattere di fine riga, quindi invoca il metodo ReadFromList.</text:p>
        </text:list-item>
        <text:list-item>
          <text:p text:style-name="P60">ReadFromList: <text:span text:style-name="T3">invoca il metodo ReadLines, quindi sistema FChainCount e FModelCount e invoca il metodo IndexChains.</text:span></text:p>
        </text:list-item>
        <text:list-item>
          <text:p text:style-name="P61">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62">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63">GetPdbConnect: <text:span text:style-name="T9">costruisce il TPDBConnection a partire dalla stringa ottenuta in input.</text:span></text:p>
        </text:list-item>
        <text:list-item>
          <text:p text:style-name="P59"><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3074794307" text:style-name="L7">
        <text:list-item>
          <text:p text:style-name="P64">IsHet: indica se l’atomo è Het, ossia se è un residuo non standard, come uno ione.</text:p>
        </text:list-item>
        <text:list-item>
          <text:p text:style-name="P64">Serial: l’indice dell’atomo nel file caricato (il primo atomo caricato avrà valore 1, il secondo 2 e così via).</text:p>
        </text:list-item>
        <text:list-item>
          <text:p text:style-name="P64">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65">AltLoc: <text:span text:style-name="T12">è l’alternate location indicator, viene usata ad esempio nella rilevazione tramite raggi X perché l’atomo può essere mobile e quindi tale valore può risultare utile.</text:span></text:p>
        </text:list-item>
        <text:list-item>
          <text:p text:style-name="P65">ResName: il nome del monomero a cui l’atomo appartiene.</text:p>
        </text:list-item>
        <text:list-item>
          <text:p text:style-name="P65">ChainID: l’ID della catena a cui l’atomo appartiene.</text:p>
        </text:list-item>
        <text:list-item>
          <text:p text:style-name="P65">ResSeq: <text:span text:style-name="T13">è il ‘residue sequence number’, credo venga usato nelle molecole più complesse, dove potrebbero esserci più catene di residui.</text:span></text:p>
        </text:list-item>
        <text:list-item>
          <text:p text:style-name="P65">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65">Coords: indica la posizione dell’atomo nella molecola (non so però il punto 0 cosa rappresenti, immagino sia il centro della molecola dato che possono esserci coordinate negative).</text:p>
        </text:list-item>
        <text:list-item>
          <text:p text:style-name="P65">Occupancy: valore numerico relativo alla differenza di conformazioni che possono esserci in un atomo.</text:p>
        </text:list-item>
        <text:list-item>
          <text:p text:style-name="P65">OccTemp: unione di Occupancy e Temp.</text:p>
        </text:list-item>
        <text:list-item>
          <text:p text:style-name="P65">Temp: <text:span text:style-name="T14">fattore temperatura, ossia indica quanto l’atomo è sensibile ai cambiamenti di temperatura (da quanto ho capito).</text:span></text:p>
        </text:list-item>
        <text:list-item>
          <text:p text:style-name="P65">Element: l’elemento che<text:span text:style-name="T10"> l’</text:span>atomo rappresenta (ad esempio ‘C’).</text:p>
        </text:list-item>
        <text:list-item>
          <text:p text:style-name="P66">Charge: la carica dell’atomo (quindi se è uno ione essa sarà diversa da 0).</text:p>
        </text:list-item>
        <text:list-item>
          <text:p text:style-name="P66">ModelNum: il numero del modello a cui l’atomo appartiene.</text:p>
        </text:list-item>
        <text:list-item>
          <text:p text:style-name="P66">ChainNum: il numero della catena a cui l’atomo appartiene.</text:p>
        </text:list-item>
      </text:list>
      <text:p text:style-name="P7"/>
      <text:p text:style-name="P8">TPDBConnection = insieme che rappresenta una connessione caricata da un file PDB.</text:p>
      <text:p text:style-name="P9">Attributi:</text:p>
      <text:list xml:id="list1576104326" text:style-name="L8">
        <text:list-item>
          <text:p text:style-name="P67">AtomID: l’ID dell’atomo da cui partono le connessioni.</text:p>
        </text:list-item>
        <text:list-item>
          <text:p text:style-name="P67">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1752739865" text:style-name="L9">
        <text:list-item>
          <text:p text:style-name="P68"><text:soft-page-break/>FAtoms: <text:span text:style-name="T20">lista degli atomi presenti nella proteina o nel monomero, che non sono presenti nei gruppi. Contiene oggetti di tipo TAtom.</text:span></text:p>
        </text:list-item>
        <text:list-item>
          <text:p text:style-name="P68">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68">FBondsTable: <text:span text:style-name="T20">tabella dei legami tra gli atomi. Contiene oggetti di tipo TAtomBond.</text:span></text:p>
        </text:list-item>
        <text:list-item>
          <text:p text:style-name="P68">FParent: <text:span text:style-name="T20">usato dai monomeri nel caso di proteine complesse, per poterle spezzare in più parti.</text:span></text:p>
        </text:list-item>
        <text:list-item>
          <text:p text:style-name="P68">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68">FName: <text:span text:style-name="T19">il nome della proteina.</text:span></text:p>
        </text:list-item>
        <text:list-item>
          <text:p text:style-name="P68">FID: <text:span text:style-name="T19">ID della proteina, funziona come Serial per TPDBAtom.</text:span></text:p>
        </text:list-item>
      </text:list>
      <text:p text:style-name="P17">Metodi:</text:p>
      <text:list xml:id="list3565794850" text:style-name="L10">
        <text:list-item>
          <text:p text:style-name="P69">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70">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522931636" text:style-name="L11">
        <text:list-item>
          <text:p text:style-name="P71">FAtomicNumber: <text:span text:style-name="T27">numero atomico dell’atomo, ricavato da un file apposito.</text:span></text:p>
        </text:list-item>
        <text:list-item>
          <text:p text:style-name="P71">FName: <text:span text:style-name="T28">nome dell’atomo, vedi AtomName di TPDBAtom.</text:span></text:p>
        </text:list-item>
        <text:list-item>
          <text:p text:style-name="P71">FParent: <text:span text:style-name="T30">molecola a cui l’atomo appartiene.</text:span></text:p>
        </text:list-item>
        <text:list-item>
          <text:p text:style-name="P71">FCoord: <text:span text:style-name="T27">coordinate dell’atomo rispetto alla rappresentazione tridimensionale della proteina, vedi Coords di TPDBAtom.</text:span></text:p>
        </text:list-item>
        <text:list-item>
          <text:p text:style-name="P71">FRadius: <text:span text:style-name="T27">raggio dell’atomo, ricavato da un file apposito.</text:span></text:p>
        </text:list-item>
        <text:list-item>
          <text:p text:style-name="P71">FCharge: <text:span text:style-name="T27">carica dell’atomo, vedi Charge di TPDBAtom.</text:span></text:p>
        </text:list-item>
        <text:list-item>
          <text:p text:style-name="P71">FMass: <text:span text:style-name="T27">massa dell’atomo (inutile dato che non viene mai usata).</text:span></text:p>
        </text:list-item>
        <text:list-item>
          <text:p text:style-name="P71"><text:soft-page-break/>FID: <text:span text:style-name="T29">ID dell’atomo, vedi Serial di TPDBAtom.</text:span></text:p>
        </text:list-item>
        <text:list-item>
          <text:p text:style-name="P71">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723226599" text:style-name="L12">
        <text:list-item>
          <text:p text:style-name="P72">Atom1: <text:span text:style-name="T23">il primo atomo del legame. È di tipo TAtom.</text:span></text:p>
        </text:list-item>
        <text:list-item>
          <text:p text:style-name="P73">Atom2: <text:span text:style-name="T23">il secondo atomo del legame. È di tipo TAtom.</text:span></text:p>
        </text:list-item>
        <text:list-item>
          <text:p text:style-name="P72">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72">Tag: <text:span text:style-name="T25">vedi Tag di TAtom.</text:span></text:p>
        </text:list-item>
      </text:list>
      <text:p text:style-name="P18"/>
      <text:p text:style-name="P19">Geomutils = file contenente varie funzioni utili a fini geometrici..</text:p>
      <text:p text:style-name="P21">Funzioni:</text:p>
      <text:list xml:id="list133867769" text:style-name="L13">
        <text:list-item>
          <text:p text:style-name="P74">MidPoint: somma tutte le coordinate e le divide per il loro numero.</text:p>
        </text:list-item>
        <text:list-item>
          <text:p text:style-name="P75">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75">Subtract: sottrae un numero ad una coordinata, una coordinata ad un’altra coordinata o una coordinata ad una lista di coordinate; valgono le stesse regole descritte in ‘Add’.</text:p>
        </text:list-item>
        <text:list-item>
          <text:p text:style-name="P75">Multiply: moltiplica una coordinata con un numero, una lista di numeri con un numero, una lista di coordinate con un numero, due quaternioni o due matrici di rotazione. Valgono le stesse regole descritte in ‘Add’.</text:p>
        </text:list-item>
        <text:list-item>
          <text:p text:style-name="P75">Simmetric: inverte gli indici della coordinata o di ogni coordinata della lista.</text:p>
        </text:list-item>
        <text:list-item>
          <text:p text:style-name="P76">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77">Result[0]:=RotMat[0,0]*Vec[0]+RotMat[0,1]*Vec[1]+RotMat[0,2]*Vec[2];</text:p>
          <text:p text:style-name="P78">Result[1]:=RotMat[1,0]*Vec[0]+RotMat[1,1]*Vec[1]+RotMat[1,2]*Vec[2];</text:p>
          <text:p text:style-name="P77">Result[2]:=RotMat[2,0]*Vec[0]+RotMat[2,1]*Vec[1]+RotMat[2,2]*Vec[2];</text:p>
          <text:p text:style-name="P83">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84">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1524107319" text:style-name="L14">
        <text:list-item>
          <text:p text:style-name="P110"><text:soft-page-break/>FindCenter: ottiene tutte le coordinate di tutti gli atomi della proteina, quindi ricava il punto medio tramite la funzione MidPoint di Geomutils.</text:p>
        </text:list-item>
        <text:list-item>
          <text:p text:style-name="P111">ListRadii: viene restituita la lista <text:span text:style-name="T73">contenente il</text:span> Radius di ogni atomo della molecola.</text:p>
        </text:list-item>
        <text:list-item>
          <text:p text:style-name="P112"><text:span text:style-name="T34">ListCoord</text:span><text:span text:style-name="T35">s</text:span><text:span text:style-name="T34">: viene restituita la lista contenente la coordinata di ogni atomo della molecola.</text:span></text:p>
        </text:list-item>
      </text:list>
      <text:p text:style-name="P26"/>
      <text:p text:style-name="P27">TModelManager = <text:span text:style-name="T125">classe che contiene il buffer dei vari punteggi ottenuti, ordinati in modo decrescente.</text:span></text:p>
      <text:p text:style-name="P28">Attributi:</text:p>
      <text:list xml:id="list4173570296" text:style-name="L15">
        <text:list-item>
          <text:p text:style-name="P113">FModels: lista di TDockModel. </text:p>
        </text:list-item>
        <text:list-item>
          <text:p text:style-name="P113">FMinOverlap: <text:span text:style-name="T126">il punteggio minimo, ossia è un limite per escludere subito i risultati che portano a punteggi minori.</text:span></text:p>
        </text:list-item>
        <text:list-item>
          <text:p text:style-name="P113">FLastModel: l’indice dell’ultimo modello caricato in FModels.</text:p>
        </text:list-item>
        <text:list-item>
          <text:p text:style-name="P113">CurrentRotation: il quaternione <text:span text:style-name="T127">che indica qual è la rotazione corrente, nel nostro caso non è usato.</text:span></text:p>
        </text:list-item>
        <text:list-item>
          <text:p text:style-name="P113">GridScale: la scala della griglia, nell’applicazione viene posta di base a 1.</text:p>
        </text:list-item>
        <text:list-item>
          <text:p text:style-name="P113">ProbeGridTransVec: coordinata</text:p>
        </text:list-item>
      </text:list>
      <text:p text:style-name="P37">Metodi:</text:p>
      <text:list xml:id="list1492044974" text:style-name="L16">
        <text:list-item>
          <text:p text:style-name="P114">AddModel: <text:span text:style-name="T124">verifica se Score &gt; FMinOverlap, in caso affermativo inizializza ‘ix1’ a 0, apre un ciclo while, la cui condizione è FModels[ix1] .OverlapScore &gt;= Score, in cui incrementa ix1 (trova la posizione in cui inserire il punteggio, in modo che il primo valore sia quello maggiore in assoluto), quindi dopo questo ciclo verifica se FLastModel &lt; High(FModels). In caso affermativo incrementa FLastModel, quindi dopo questa verifica inizializza ‘ix2’ a FLastModel, apre un ciclo while, la cui condizione è ix2 &gt; ix1, in cui pone FModels[ix2] uguale a FModels[ix2 – 1] e decrementa ix2 (ossia libera la posizione in cui inserire il punteggio), e pone FModels[ix1].OverlapScore, FModels[ix1].TransVec e FModels[ix1].Rotation uguali rispettivamente a Score, alla somma di ProbeGridTransVec e la coordinata formata da X * GridScale, Y * GridScale, Z * GridScale, <text:s/>e a CurrentRotation (quest’ultimo in realtà non mi interessa). Infine verifica se FLastModel == High(FModels), in caso affermativo pone FMinOverlap uguale a FModels[FLastModel].OverlapScore, quindi dopo la verifica restituisce FMinOverlap (in altre parole in questo metodo viene aggiunto il nuovo modello al buffer, a condizione che abbia un punteggio maggiore del minimo; per inserirlo vengono spostati i modelli con punteggio minore, in modo da mantenere l’ordine, viene aggiunto, e quindi se il buffer è pieno viene aggiornato il punteggio minimo, in modo da escludere prima eventuali modelli che non potranno essere inseriti nel buffer. Ai fini dell’algoritmo dovrebbe bastare il mantenimento del modello migliore, probabilmente non è così per permettere di verificare che il procedimento e i risultati siano corretti, oppure per poter visualizzare i vari risultati quando si utilizza l’algoritmo ruotando la proteina).</text:span></text:p>
        </text:list-item>
      </text:list>
      <text:p text:style-name="P28"/>
      <text:p text:style-name="P29">TDockModel = insieme </text:p>
      <text:p text:style-name="P29">Attributi:</text:p>
      <text:list xml:id="list2168606224" text:style-name="L17">
        <text:list-item>
          <text:p text:style-name="P115">TransVec = vettore (coordinata) di traslazione.</text:p>
        </text:list-item>
        <text:list-item>
          <text:p text:style-name="P115">Rotation: Quaternione di rotazione.</text:p>
        </text:list-item>
        <text:list-item>
          <text:p text:style-name="P115">OverlapScore: punteggio del modello.</text:p>
        </text:list-item>
      </text:list>
      <text:p text:style-name="P29"/>
      <text:p text:style-name="P30">TDockingGrid = griglia associata ad una molecola.</text:p>
      <text:p text:style-name="P30">Attributi:</text:p>
      <text:list xml:id="list1866169998" text:style-name="L18">
        <text:list-item>
          <text:p text:style-name="P116">FCoords: coordinate degli atomi.</text:p>
        </text:list-item>
        <text:list-item>
          <text:p text:style-name="P132"><text:span text:style-name="T34">FCoreCutCoords: </text:span><text:span text:style-name="T38">lista di coordinate, nell’applicazione viene mantenuta vuota.</text:span></text:p>
        </text:list-item>
        <text:list-item>
          <text:p text:style-name="P116">FRads: raggi degli atomi.</text:p>
        </text:list-item>
        <text:list-item>
          <text:p text:style-name="P132"><text:span text:style-name="T34">FCoreCutRads: </text:span><text:span text:style-name="T38">lista di raggi, nell’applicazione viene mantenuta vuota.</text:span></text:p>
        </text:list-item>
        <text:list-item>
          <text:p text:style-name="P132"><text:soft-page-break/><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116">FTransVec: vettore (coordinata) di traslazione per aggiustare le coordinate degli atomi quando vengono caricati nella griglia.</text:p>
        </text:list-item>
        <text:list-item>
          <text:p text:style-name="P132"><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117">FSurf: griglia usata per contenere gli atomi superficiali della molecola, è di tipo TGridShape.</text:p>
        </text:list-item>
        <text:list-item>
          <text:p text:style-name="P133"><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3886617764" text:style-name="L19">
        <text:list-item>
          <text:p text:style-name="P118">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134"><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119">BuildSurfCoreGrids: <text:span text:style-name="T76">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121">ResetBaselines: <text:span text:style-name="T77">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122"><text:soft-page-break/>SetSurfCoreLine: <text:span text:style-name="T80">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122">BaseLineIncY: <text:span text:style-name="T81">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123">UpdateNeighbours: <text:span text:style-name="T79">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124">SetLineVals: <text:span text:style-name="T82">apre due cicli annidati, il primo da 0 alla lunghezza di Line meno 1 e il secondo da Line[z,0] a Line[z,1] (z è l’indice del primo ciclo, mentre per il secondo viene usato zz); all’interno del ciclo pone ValArray[zz] pari a Val.</text:span></text:p>
        </text:list-item>
      </text:list>
      <text:p text:style-name="P31"/>
      <text:p text:style-name="P22"><text:span text:style-name="T36">T</text:span><text:span text:style-name="T34">GridShape = insieme </text:span><text:span text:style-name="T71">di dati per la </text:span><text:span text:style-name="T72">rappresentazione e la </text:span><text:span text:style-name="T71">gestione della griglia.</text:span></text:p>
      <text:p text:style-name="P32">Attributi:</text:p>
      <text:list xml:id="list4042848684" text:style-name="L20">
        <text:list-item>
          <text:p text:style-name="P125">Grid: griglia, è di tipo TGridPlane. <text:span text:style-name="T87">Contiene gli indici delle celle che fanno parte degli atomi della proteina trasformata in griglia, sottoforma di segmenti.</text:span></text:p>
        </text:list-item>
        <text:list-item>
          <text:p text:style-name="P125">NonEmpty: array orientato nell’asse X, composto da linee della griglia non vuote, è di tipo TLineArray. <text:span text:style-name="T86">In pratica la lista generale contiene delle liste di segmenti, i quali indicano i Grid[x,y] contigui non vuoti; diventa perciò un modo rapido per consultare Grid, dato che NonEmpty permette di individuare subito i Grid[x,y] non vuoti.</text:span></text:p>
        </text:list-item>
        <text:list-item>
          <text:p text:style-name="P125">CellCounts: <text:span text:style-name="T85">CellCounts[x,y] è il numero totale di celle di Grid[x,y] che fanno parte della proteina, ossia la somma delle lunghezze di tutti i segmenti contenuti in Grid[x,y].</text:span></text:p>
        </text:list-item>
        <text:list-item>
          <text:p text:style-name="P125">TotalCount: <text:span text:style-name="T85">è la somma di tutti i valori di CellCounts.</text:span></text:p>
        </text:list-item>
        <text:list-item>
          <text:p text:style-name="P125">ZMax: <text:span text:style-name="T85">Massimo valore tra le seconde variabili di tutti i segmenti di Grid, ossia è il massimo dei Grid[x, y, High(Grid[x,y]), 1].</text:span></text:p>
        </text:list-item>
      </text:list>
      <text:p text:style-name="P32"/>
      <text:p text:style-name="P33">TLineSegment: indica l’inizio e la fine di un segmento, contiene due valori numerici interi.</text:p>
      <text:p text:style-name="P33">TGridLine: lista di segmenti disgiunti (quindi di TLineSegment), ordinati dal minore al maggiore.</text:p>
      <text:p text:style-name="P33">TLineArray: lista di TGridLine.</text:p>
      <text:p text:style-name="P33">TGridPlane: lista di liste di TGridLine.</text:p>
      <text:p text:style-name="P33"/>
      <text:p text:style-name="P35">linegrids = file in cui vengono <text:span text:style-name="T78">costruite e</text:span> gestite le griglie <text:span text:style-name="T78">tridimensionali, e che contiene le classi TLineSegment, TGridLine, TLineArray, TGridPlane, TGridShape, TDomainBlock, TDomainGrid e TDockingGrid.</text:span></text:p>
      <text:p text:style-name="P36">Funzioni:</text:p>
      <text:list xml:id="list2810475186" text:style-name="L21">
        <text:list-item>
          <text:p text:style-name="P120">ComputeShapeStats: <text:span text:style-name="T84">con un TGridShape costruisce NonEmpty, CellCounts e TotalCount a partire da Grid. Innanzitutto impone che la lunghezza di NonEmpty e la prima dimensione di CellCounts siano pari a quella della prima dimensione di Grid, mentre la seconda dimensione di CellCounts diventa pari alla seconda dimensione di Grid. Quindi pone ZMax e TotalCount a 0, esegue un ciclo da 0 alla lunghezza della prima dimensione di Grid meno </text:span><text:soft-page-break/><text:span text:style-name="T84">1, dopodiché costruisce un array di 0 chiamato ‘tmpline’, lungo quanto la seconda dimensione di Grid meno 1. Apre perciò un secondo ciclo, in cui itera da 0 alla lunghezza della seconda dimensione meno 1, e verifica se Grid[x,y] contiene elementi. In caso affermativo pone a 1 tmpline[y], quindi se ZMax è minore di Grid[x, y, High(Grid[x,y]), 1] lo pone uguale a Grid[x, y, High(Grid[x,y]), 1]; invoca il metodo CountCells, passando Grid[x,y] come parametro, e salva il risultato in CellCounts[x,y]. Aggiorna TotalCount aggiungiendogli CellCounts[x,y], quindi chiude il secondo ciclo, invoca IntegersToLine su tmpline e salva il risultato ottenuto in NonEmpty[x].</text:span></text:p>
        </text:list-item>
        <text:list-item>
          <text:p text:style-name="P126">IntegersToLine: <text:span text:style-name="T74">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127">CountCells: <text:span text:style-name="T83">somma le lunghezze di tutti i segmenti di un TGridLine o di un TGridPlane. Pone la variabile ‘Result’ da restituire a 0, quindi nel primo caso itera su ogni elemento di TGridLine ed esegue Result = Result + Line[z,0] – Line[z,1] + 1 (dove z è l’indice del ciclo); nel secondo caso itera per tutte e tre le dimensioni del piano ed esegue Result = Result + Grid[x,y,z,0] – Grid[x,y,z,1] + 1 (dove x, y e z sono gli indici dei tre cicli).</text:span></text:p>
        </text:list-item>
        <text:list-item>
          <text:p text:style-name="P128">GetLineExtremes: Se Line è vuoto restituisce LineMin = -1 e LineMax = -2, altrimenti restituisce LineMin = Line[0, 0] e LineMax = Line[lung<text:span text:style-name="T105">h</text:span>ezza di Line meno 1, 1].</text:p>
        </text:list-item>
        <text:list-item>
          <text:p text:style-name="P129">NewLine: restituisce una lista contenente un segmento, in cui il minimo è la prima variabile ottenuta in input e il massimo è la seconda.</text:p>
        </text:list-item>
        <text:list-item>
          <text:p text:style-name="P130">Intersect: <text:span text:style-name="T115">ci sono due versioni. La prima (l’unica che mi interessa, in cui restituisce ogni intersezione fra due segmenti delle linee) prevede due TGridLine come input, inizia ponendo la lunghezza di Result, ossia il TGridLine da restituire, pari alla somma delle lunghezze di Line1 e Line2 (ogni segmento di Result indica i due estremi dell’intersezione). Dopodiché inizializza ‘ix’, ‘i1’, ‘i2’, ‘ll1’ e ‘ll2’ a 0, 0, 0, lunghezza di Line1 e lunghezza di Line2, apre un ciclo while, con condizione i1 &lt; ll1 and i2 &lt; ll2, , inizializza ‘top’ e ‘bot’ rispettivamente a Min(Line1[i1, 1], Line2[i2, 1]) e Max(Line1[i1, 0], Line2[i2, 0]), e verifica se top &gt;= bot. In caso affermativo pone i due esttremi di Result[ix] pari a bot e top e incrementa ix. Dopodiché verifica se Line1[i1, 1] &gt;= Line2[i2, 1], in caso affermativo inizializza ‘ni2’ a i2 + 1, altrimenti pone ni2 uguale a i2, e verifica se Line1[i1, 1] &lt;= Line2[i2, 1], in caso affermativo inizializza ‘ni1’ a i1 + 1, altrimenti pone ni1 uguale a i1 (in altre parole, dato che i segmenti successivi di ogni linea hanno il valore dell’estremo minimo maggiore del massimo di quelli precedenti, per poter trovare un’intersezione dovrà per forza incrementare l’indice del segmento minore fra i due in analisi). Quindi pone i1 uguale a ni1 e i2 uguale a ni2. Infine dopo il while pone la lunghezza di Result pari a ix (ossia la riduce al numero effettivo di intersezioni).</text:span></text:p>
        </text:list-item>
      </text:list>
      <text:p text:style-name="P33"/>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text:span><text:soft-page-break/><text:span text:style-name="T61">fattori come la sua grandezza (viene posto che ogni cella ha lunghezza pari al raggio dell’atomo più grande)</text:span><text:span text:style-name="T52">.</text:span></text:p>
      <text:p text:style-name="P25"><text:span text:style-name="T52">A</text:span><text:span text:style-name="T34">ttributi:</text:span></text:p>
      <text:list xml:id="list684156762" text:style-name="L22">
        <text:list-item>
          <text:p text:style-name="P135"><text:span text:style-name="T34">FHashGrid: indici dei punti della griglia, </text:span><text:span text:style-name="T53">è una lista di liste di liste di liste di interi</text:span><text:span text:style-name="T34">.</text:span></text:p>
        </text:list-item>
        <text:list-item>
          <text:p text:style-name="P136"><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131">FInvGridStep: corrisponde a 1 / GridStep, dove GridStep è la grandezza del lato di una cella della griglia (le celle sono pensate per essere <text:span text:style-name="T75">cubiche</text:span>, quindi il valore è identico in tutti gli assi).</text:p>
        </text:list-item>
        <text:list-item>
          <text:p text:style-name="P131">FHighX, FHighY, FHighZ: lunghezza della griglia nel rispettivo asse meno uno.</text:p>
        </text:list-item>
        <text:list-item>
          <text:p text:style-name="P131">FPoints: le coordinate dei punti della griglia.</text:p>
        </text:list-item>
        <text:list-item>
          <text:p text:style-name="P131">FRads: i raggi dei punti della griglia.</text:p>
        </text:list-item>
      </text:list>
      <text:p text:style-name="P34">Metodi:</text:p>
      <text:list xml:id="list4154469346" text:style-name="L23">
        <text:list-item>
          <text:p text:style-name="P137"><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sommando la rispettiva coordinata con FShiftToGrid </text:span><text:span text:style-name="T70">(nota che così il minimo valore possibile per le coordinate sarà 0)</text:span><text:span text:style-name="T60">, salvandola in una variabile ‘c’, ed eseguendo</text:span></text:p>
          <text:p text:style-name="P81">x:=Trunc(c[0]*FInvGridStep);</text:p>
          <text:p text:style-name="P81">y:=Trunc(c[1]*FInvGridStep);</text:p>
          <text:p text:style-name="P81">z:=Trunc(c[2]*FInvGridStep);</text:p>
          <text:p text:style-name="P138"><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37"><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79"><text:span text:style-name="T58">F</text:span><text:span text:style-name="T65">H</text:span><text:span text:style-name="T58">ighX:=Trunc((maxc[0] – minc[0]) / GridStep);</text:span></text:p>
          <text:p text:style-name="P79"><text:span text:style-name="T58">F</text:span><text:span text:style-name="T65">H</text:span><text:span text:style-name="T58">ighY:=Trunc((maxc[1] - minc[1]) / GridStep);</text:span></text:p>
          <text:p text:style-name="P79"><text:span text:style-name="T58">F</text:span><text:span text:style-name="T65">H</text:span><text:span text:style-name="T58">ighZ:=Trunc((maxc[2] – minc[2]) / GridStep);</text:span></text:p>
          <text:p text:style-name="P139"><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40"><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82">GridBounds(x1, x2, tmpc[0], FHighX);</text:p>
          <text:p text:style-name="P82">GridBounds(y1, y2, tmpc[1], FHighY);</text:p>
          <text:p text:style-name="P80"><text:span text:style-name="T63">GridBounds(z1, z2, tmpc[2], F</text:span><text:span text:style-name="T64">H</text:span><text:span text:style-name="T63">ighZ);.</text:span></text:p>
          <text:p text:style-name="P85"><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caso affermativo viene restituito True, altrimenti si continua ad iterare, e se non ci sono risultati positivi viene restituito False.</text:span></text:p>
        </text:list-item>
        <text:list-item>
          <text:p text:style-name="P86"><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diminuito e aumentato di 1 rispettivamente in B1 e B2. Quindi per ognuno di questi ultimi verifica se il valore eccede Hi o è negativo, ponendolo uguale a Hi nel primo caso e uguale a 0 nel secondo.</text:span></text:p>
        </text:list-item>
      </text:list>
      <text:p text:style-name="P38"/>
      <text:p text:style-name="P39">TDockDomain = <text:span text:style-name="T88">classe per le gestione dei domini del docking.</text:span></text:p>
      <text:p text:style-name="P40">Attributi:</text:p>
      <text:list xml:id="list2011470852" text:style-name="L24">
        <text:list-item>
          <text:p text:style-name="P87"><text:soft-page-break/>FDomainGrid: <text:span text:style-name="T94">TDomainGrid, contiene Block, ossia un contenitore di indici vari, e Shape, che è un TGridShape. Quest’ultima è una griglia generale, in cui si analizzano le sovrapposizioni delle due proteine. Più precisamente contiene gli intervalli per ogni Z in cui le superfici delle due proteine si toccano, mentre in NonEmpty di Shape sono contenuti gli stessi intervalli ma per ogni Y.</text:span></text:p>
        </text:list-item>
        <text:list-item>
          <text:p text:style-name="P88">F<text:span text:style-name="T116">C</text:span>oreContacts: <text:span text:style-name="T116">contiene gli intervalli per ogni Y in cui i core delle due proteine si toccano.</text:span></text:p>
        </text:list-item>
        <text:list-item>
          <text:p text:style-name="P88">FTarget, FProbe: le griglie caricate in precedenza, passate quindi in fase di creazione dell’oggetto.</text:p>
        </text:list-item>
        <text:list-item>
          <text:p text:style-name="P88">F<text:span text:style-name="T89">C</text:span>ontraintManager: <text:span text:style-name="T117">TDockContraintManager, viene usato principalmente per i dati di FDomainBlock e per gli intervalli contenuti in FXDomain, FYDomainAtX e FZDomainAtXY, che di fatto corrispondono a 0 – DomainEndX, 0 – DomainEndY e 0 – DomainEndZ; probabilmente all’inizio era pensato per contenere gli intervalli di TDomainGrid, ma allo stato attuale non viene usato per altro.</text:span></text:p>
        </text:list-item>
        <text:list-item>
          <text:p text:style-name="P89">FIntersect: <text:span text:style-name="T107">buffer delle intersezioni.</text:span></text:p>
        </text:list-item>
        <text:list-item>
          <text:p text:style-name="P89">FIntersectHigh: indice massimo di FIntersect.</text:p>
        </text:list-item>
        <text:list-item>
          <text:p text:style-name="P90">FScores: </text:p>
        </text:list-item>
        <text:list-item>
          <text:p text:style-name="P90">FOverlapIxs: <text:span text:style-name="T120">lista usata per il calcolo degli overlap.</text:span></text:p>
        </text:list-item>
        <text:list-item>
          <text:p text:style-name="P90">FAddModel: metodo impostato e assegnato esternamente <text:span text:style-name="T91">con l’omonimo metodo di TModelManager (quindi di fatto viene eseguito FAddModel su TModelManager)</text:span>.</text:p>
        </text:list-item>
        <text:list-item>
          <text:p text:style-name="P91">RemoveCores: <text:span text:style-name="T90">impostato a True.</text:span></text:p>
        </text:list-item>
        <text:list-item>
          <text:p text:style-name="P91">MinimumOverlap: punteggio minimo, <text:span text:style-name="T119">serve a non considerare tutti gli intervalli in Z che portano a punteggi minori</text:span>.</text:p>
        </text:list-item>
        <text:list-item>
          <text:p text:style-name="P92">CountXY: <text:span text:style-name="T118">numero totale di intervalli lungo l’asse Z, ossia è la somma di tutti gli intervalli contenuti in FDomainGrid.Shape.NonEmpty.</text:span></text:p>
        </text:list-item>
        <text:list-item>
          <text:p text:style-name="P92">CountXYCore: <text:span text:style-name="T118">numero totale di intervalli dei core lungo l’asse Z, ossia è la somma di tutti gli intervalli contenuti in FCoreContacts.</text:span></text:p>
        </text:list-item>
        <text:list-item>
          <text:p text:style-name="P92">CountX: <text:span text:style-name="T108">dimensione massima di X (che di fatto equivale a DomainEndX).</text:span></text:p>
        </text:list-item>
      </text:list>
      <text:p text:style-name="P41">Metodi:</text:p>
      <text:list xml:id="list1698078632" text:style-name="L25">
        <text:list-item>
          <text:p text:style-name="P93">BuildInitialDomain: salva FConstraintManager.Block in Fdomain.Block, <text:span text:style-name="T92">svuota FDomainGrid.Shape.Grid e FDomainGrid.Shape.NonEmpty, invoca SetDomainYLines, invoca SetDomainZLines</text:span>.</text:p>
        </text:list-item>
        <text:list-item>
          <text:p text:style-name="P95">SetDomainYLines: <text:span text:style-name="T93">inizializza FDomainGrid.Shape.NonEmpty e FCoreContacts, quindi itera da 0 alla lunghezza di FConstraintManager.FXDomain (che di fatto è 1) con indice ‘xx’, e da XDomain[xx, 0] a XDomain[xx, 1] con indice ‘x’ (cioè di fatto da 0 a DomainEndX). All’interno di essi incrementa CountX (che di fatto alla fine sarà uguale a DomainEndX), quindi invoca GetLineExtremes(FConstraintManager.YDomainAtX(x), limit1, limit2) (ricordo che YDomainAtX restituisce di fatto un segmento che va da 0 a DomainEndY). Se limit1 è maggiore di limit2 allora svuota <text:s/>FDomainGrid.Shape.NonEmpty[x] e FcoreContacts[x], altrimenti invoca GetIndexes(Block.ProbeEndX, Block.TargetEndX, Block.XOffset, x) per ottenere gli estremi ‘pix1’, ‘pix2’ (di Probe), ‘tix1’ e ‘tix2’ (di Target). Inizializza quindi le variabili ‘tmpmin’, ‘tmpmax’ (ossia il valore della componente y minimo e massimo che posso avere con FSurf generale, è un limite del dominio), ‘coremin’ e ‘coremax’ (stessa cosa di prima ma con FCore) rispettivamente a limit2 + 1, -1, limit2 + 1 e -1, quindi apre un ciclo while da cui esce quando tix1 &lt;= tix2. Durante l’iterazione verifica se FProbe.FSurf.NonEmpty[pix1] e FTarget.FSurf.NonEmpty[tix1] sono vuoti, in caso negativo invoca GetLineExtremes sui due elementi per inizializzare le variabili ‘p1’, ‘p2’, ‘t1’ e ‘t2’ (ossia ottengo il minimo <text:s/>e il massimo y con indici), quindi invoca OverlapRegion(p1, p2, t1, t2, FDomainGrid.Block.YOffset, limit2) per inizializzare ‘mi’ e ‘ma’, e infine li salva in ‘tmpmin’ e ‘tmpmax’ rispettivamente se ‘mi’ è minore e ‘ma’ è maggiore dei valori già esistenti (di fatto indicano l’intervallo che si ha in quel x quando le superfici delle due proteine si toccano). Successivamente il passo precedente per FCore, coremin e coremax </text:span><text:soft-page-break/><text:span text:style-name="T93">(che indicano l’intervallo in quel x quando i due core si toccano) anziché FSurf, tmpmin e tmpmax, quindi incrementa pix1 e tix1. Dopo aver concluso il while salva in tmpmin, tmpmax, coremin e coremax rispettivamente Max(limit1, tmpmin), Min(limit2, tmpmax), Max(limit1,coremin) e Min(limit2,coremax). Dopodiché verifica se tmpmax &lt; tmpmin, in caso affermativo svuota FDomainGrid.Shape.NonEmpty[x], altrimenti lo riempie con il risultato di NewLine(tmpmin, tmpmax) di linegrids (ossia aggiunge per FSurf un intervallo dove posso avere una sovrapposizione delle proteine nell’asse Y); quindi verifica se coremax &lt; coremin, in caso affermativo svuota FCoreContacts[x], altrimenti lo riempie con il risultato di NewLine(coremin, coremax) di linegrids (stessa cosa di prima ma per Fcore, non so se serve per ridurre l’intervallo di prima, in modo da escludere i range in cui mi sovrappongo con i due core).</text:span></text:p>
        </text:list-item>
        <text:list-item>
          <text:p text:style-name="P97">GetIndexes: <text:span text:style-name="T104">ottiene il primo e l’ultimo indice delle griglie di target e probe per la variabile Coord data. All’inizio pone ProbeIx1 uguale a -ProbeOffset – Coord (cioè ProbeEndX – Coord), ProbeIx2 al ProbeEnd fornito in input (ossia ProbeEndX), TargetIx1 a 0 e TargetIx2 a ProbeIx2 – ProbeIx1 (ossia Coord). Se Coord è maggiore di ProbeEndX (che succederà spesso perché al massimo Coord sarà DomainEndX) allora pone TargetIx1 uguale a -ProbeIx1 e ProbeIx1 a 0. Se TargetIx2 è maggiore del TargetEnd ricevuto in input (ossia TargetEndX) pone ProbeIx2 uguale a ProbeIx2 – TargetIx2 + TargetEnd (ossia DomainEndX - Coord) e TargetIx2 a TargetEnd.</text:span></text:p>
        </text:list-item>
        <text:list-item>
          <text:p text:style-name="P98">OverlapRegion: <text:span text:style-name="T106">inizializza DomainIx1 e DomainIx2 rispettivamente a TargetIx1 – (ProbeIx2 + ProbeOffset) e DomainIx1 + (ProbeIx2 - ProbeIx1) + (TargetIx2 – TargetIx1), quindi se DomainIx1 è negativo lo pone a 0 e se DomainIx2 è maggiore di DomainEnd lo pone uguale a DomainEnd.</text:span></text:p>
        </text:list-item>
        <text:list-item>
          <text:p text:style-name="P96">SetDomainZLines: <text:span text:style-name="T109">innanzitutto fissa la lunghezza di FIntersect a 100 e pone a -1 FIntersectHigh, quindi fissa le lunghezze delle prime due dimensioni di FDomainGrid.Shape.Grid a DomainEndX + 1 e DomainEndY + 1. Quindi riempie FOverlapIxs con un numero di 0 pari a DomainEndZ + ProbeEndZ (perché prova sia con probe a sinistra sia con probe a destra), apre tre cicli, in cui il primo va da 0 a High(FDomainGrid.Shape.NonEmpty) e ha indice ‘x’, il secondo va da 0 a High(FDomainGrid.Shape.NonEmpty[x]) e ha indice ‘y’, e il terzo va da FDomainGrid.Shape.NonEmpty[x, y, 0] a FDomainGrid.Shape.NonEmpty[x, y, 1] e ha indice ‘yy’, e invoca il metodo SetZExtremes(x, yy). Dopodiché controlla se RemoveCores è vero (di fatto sì), in caso affermativo riempie FOverlapIxs con un numero di 0 pari a DomainEndZ + 1; fatto questo apre tre cicli, in cui il primo va da 0 a High(FCoreContacts) e ha indice ‘x’, il secondo va da 0 a High(FCoreContacts[x]) e ha indice ‘y’, e il terzo va da FCoreContacts[x, y, 0] a FCoreContacts[x, y, 1] e ha indice ‘yy’, verifica se FDomainGrid.Shape.Grid[x, yy] è vuoto e in caso negativo invoca il metodo RemoveZScores(x, yy).</text:span></text:p>
        </text:list-item>
        <text:list-item>
          <text:p text:style-name="P99">SetZExtremes: <text:span text:style-name="T110">inizia incrementando CountXY, quindi salva nelle variabili ‘limit1’ e ‘limit2’ i risultati di GetLineExtremes(FConstraintManager.ZDomainAtXY(DomainX,DomainY)) (cioè di fatto ottiene limit1 = 0 e limit2 = DomainEndZ). Dopodiché salva dentro a ‘pix1’, ‘pix2’, ‘tix1’ e ‘tix2’ i risultati di GetIndexes(ProbeEndX, TargetEndX, XOffset, DomainX) (ovvero pix1 = ProbeEndX – DomainX, pix2 = ProbeEndX, tix1 = 0, tix2 = DomainX), e inizializza le variabili ‘tmpmin’, ‘tmpmax’, ‘displace’ (è il valore che mi permette di spostarmi da FDomainGrid.Shape.Grid a FProbe.FSurf/FCore.Grid) e ‘overlap’ (che dovrebbe essere la somma del numero minimo di celle intersecabili in Z di ogni intersezione in Y fino a tix2) rispettivamente a limit2 + 1, -1, DomainY + YOffset (quindi varia da -ProbeEndY a 0) e 0. Apre un ciclo while, la cui condizione di uscita è tix1 &lt;= tix2, quindi invoca il metodo InPlaceIntersect(FProbe.Surf.NonEmpty[pix1], FTarget.Surf.NonEmpty[tix1], displace). Apre due cicli for, in cui il primo va da 0 a FIntersectHigh e ha come indice ‘y’, mentre il secondo va da FIntersect[y, 0] a FIntersect[y, 1] e ha come indice ‘yy’, quindi incrementa overlap di Min(FProbe.Surf.CellCounts[pix1, </text:span><text:soft-page-break/><text:span text:style-name="T110">yy-displace], </text:span>F<text:span text:style-name="T112">T</text:span>arget.Surf.CellCounts[tix1, yy]). <text:span text:style-name="T112">Inizializza le variabili ‘p1’, ‘p2’, ‘t1’ e ‘t2’ invocando rispettivamente GetLineExtremes(FProbe.Surf.Grid[pix1, yy - displace]) e GetLineExtremes(FTarget.Surf.Grid[tix1, yy]), e inizializza le variabili ‘p1’, ‘p2’, ‘st’, ‘en’, ‘wid1’ e ‘wid2’ (le grandezze degli intervalli in Z di probe e target nell’y sotto analisi) rispettivamente a p1 – ProbeEndZ, p2 – ProbeEndZ, t1 – p2, t2 – p1, p2 – p1 e t2 – t1. Verifica se wid1 &gt; wid2, in caso affermativo scambia i valori di wid1 e wid2 (questa operazione in realtà è inutile perché con le due variabili vengono sempre eseguite le stesse operazioni), quindi aumenta wid1 e wid2 di st, incrementa FOverlapIxs[st], decrementa FOverlapIxs[wid1+1] e FOverlapIxs[wid2+1], e incrementa FOverlapIxs[en+1]. Dopodiché, dopo i due cicli for, incrementa tix1 e pix1, e dopo il ciclo while verifica se overlap &lt; MinimumOverlap: in caso affermativo svuota FDomainGrid.Shape.Grid[DomainX, DomainY], altrimenti inizializza le variabili ‘acc’, ‘dif’ e ‘z’ a 0, 0, -1, e apre un ciclo while con condizione z &lt; High(FOverlapIxs) and acc &lt;= MinimumOverlap. Al suo interno viene incrementato z, viene aumentato dif di FOverlapIxs[z] e viene aumentato acc di dif. Dopo il while vengono inizializzati ‘tmpmin’, ‘z’, ‘dif’ e ‘acc’ rispettivamente a z, lunghezza di FOverlapIxs, 0 e 0, quindi viene eseguito un altro while, la cui condizione è z &gt; 0 and acc &lt;= MinimumOverlap and z &gt; tmpmin, in cui viene decrementato z, aumentato dif di FOverlapIxs[z] e aumentato acc di dif. Dopo quest’ultimo while viene inizializzata la variabile ‘tmpmax’ a z, vengono incrementati tmpmin e tmpmax di ProbeEndZ + ZOffset (cioè di 0), vengono inizializzate tmpmin e tmpmax rispettivamente a Max(tmpmin, limit1) e a Min(tmpmax, limit2), e viene verificato se tmpmin &lt;= tmpmax. In caso affermativo viene inizializzato FDomainGrid.Shape.Grid[DomainX, DomainY] con il risultato della funzione NewLine di linegrids, altrimenti l’elemento viene svuotato.</text:span></text:p>
        </text:list-item>
        <text:list-item>
          <text:p text:style-name="P100">InPlaceIntersect: <text:span text:style-name="T111">pone FIntersectHigh a -1, quindi verifica se Line1 e Line2 sono vuoti; in caso negativo fissa la lunghezza di FIntersect pari almeno alla somma delle lunghezze di Line1 e Line2, e inizializza le variabili ‘i1’, ‘i2’, ‘ll1’ e ‘ll2’ rispettivamente a 0, 0, lunghezza di Line1 e lunghezza di Line2. Dopodiché apre un ciclo while, con i1 &lt; ll1 and i2 &lt; ll2 come condizione di uscita, salva nelle variabili ‘top’ e ‘bot’ Min(Line1[i1, 1] + Displace, Line2[i2, 1]) (avrò Line2 solo quando il valore assoluto di Displace è minore di Line1[i1, 1] - Line2[i2, 1]) e Max(Line1[i1, 0] + Displace, Line2[i2, 0]) (avrò Line1 solo quando il valore assoluto di Displace è minore di Line1[i1, 0] – Line2[i2, 0]), e verifica se top &gt;= bot: in caso affermativo incrementa FIntersectHigh e pone gli estremi di FIntersect[FIntersectHigh] a bot e a top. Dopo questa condizione verifica se Line1[i1, 1] + Displace &gt;= Line2[i2, 1], in caso affermativo pone la variabile ‘ni2’ a i2 + 1, altrimenti pone ni2 a i2, poi verifica anche se Line1[i1, 1] + Displace &lt;= Line2[i2, 1], in caso affermativo pone la variabile ‘ni1’ a i1 + 1, altrimenti pone ni1 a i1. Infine pone i1 e i2 rispettivamente a ni1 e ni2 (di fatto è come Intersect di linegrids, ma usa un Displace per spostare Probe a sinistra di ProbeEndY celle, ossia da quanto ho capito analizza le intersezioni con Probe a sinistra di Target anziché a destra).</text:span></text:p>
        </text:list-item>
        <text:list-item>
          <text:p text:style-name="P99">RemoveZScores: <text:span text:style-name="T113">inizia incrementando CountXYCore e inizializzando la variabile ‘corefound’ a False, quindi inizializza ‘pix1’, ‘pix2’, ‘tix1’ e ‘tix2’ con i risultati del metodo GetIndexes(ProbeEndX, TargetEndX, XOffset, DomainX). Inizializza ‘displace’ con DomainY + YOffset, dopodiché apre un ciclo while, la cui condizione è tix1 &lt;= tix2, e al suo interno verifica se FProbe.Core.NonEmpty[pix1] e FTarget.Core.NonEmpty[tix1] sono vuoti. In caso negativo invoca InPlaceIntersect(FProbe.Core.NonEmpty[pix1], FTarget.Core.NonEmpty[tix1], displace), e apre due cicli for, in cui il primo va da 0 a FIntersectHigh e ha come indice ‘y’, mentre il secondo va da FIntersect[y, 0] a FIntersect[y, 1] e ha come indice ‘yy’. Al loro interno pone corefound a True, inizializza le variabili ‘pline’ e ‘tline’ rispettivamente con FProbe.Core.Grid[pix1, yy - displace] e FTarget.Core.Grid[tix1, yy], e apre due cicli for, in cui il primo va da 0 a High(pline) e ha come indice ‘pix’, mentre il secondo va da 0 a High(tline) e ha come indice ‘tix’. Al loro interno vengono inizializzate le variabili ‘zmi’ e ‘zma’ con tline[tix, 0] - (pline[pix, 1] + </text:span><text:soft-page-break/><text:span text:style-name="T113">ZOffset) e zmi + pline[pix, 1] – pline[pix, 0] + tline[tix, 1] – tline[tix, 0], viene decrementato FOverlapIxs[zmi] e viene incrementato FOverlapIxs[zma + 1]. Dopo questi 4 cicli for vengono incrementati tix1 e pix1, quindi, dopo il ciclo while, viene verificato se corefound è True. In caso affermativo viene inizializzata la variabile ‘acc’ a 1, viene aperto un ciclo for, che va da 0 a High(FOverlapIxs) e ha come indice ‘yy’, al cui interno aumenta acc di FOverlapIxs[yy] e pone FOverlapIxs[yy] uguale a acc (cioè lo aumento del vecchio acc), viene posto FDomainGrid.Shape.Grid[DomainX, DomainY] uguale al risultato di Intersect(FDomainGrid.Shape.Grid[DomainX, DomainY], IntegersToLine(FOverlapIxs)) di linegrids (prima versione), e viene riempito FOverlapIxs di zeri.</text:span></text:p>
        </text:list-item>
        <text:list-item>
          <text:p text:style-name="P94">Score: <text:span text:style-name="T121">verifica se FAddModel è stato assegnato, se è così imposta la lunghezza di FIntersect a 100, pone FIntersectHigh a -1 e riempie FScores con un numero di 0 pari a DomainEndZ + 1. Apre 3 cicli, il primo va da 0 a High(FDomainGrid.Shape.NonEmpty) e ha come indice ‘x’, il secondo va da 0 a High(FDomainGrid.Shape.NonEmpty[x]) e ha come indice ‘y’, e il terzo va da FDomainGrid.Shape.NonEmpty[x, y, 0] a FDomainGrid.Shape.NonEmpty[x, y, 1]; quindi verifica se FDomainGrid.Shape.Grid[x, yy] è vuoto, in caso negativo invoca il metodo OverlapScore(x, yy).</text:span></text:p>
        </text:list-item>
        <text:list-item>
          <text:p text:style-name="P101">OverlapScore: <text:span text:style-name="T122">salva nelle variabili ‘zline’ e ‘hizline’ rispettivamente FDomainGrid.Shape.Grid[x, yy] e High(zline), quindi apre due cicli for, in cui il primo va da 0 a hizline e ha come indice ‘z’, mentre il secondo va da zline[z, 0] a zline[z, 1] e ha come indice ‘zz’, e pone a 0 FScore[zz]. Dopodiché inizializza le variabili ‘pix1’, ‘pix2’, ‘tix1’, ‘tix2’ e ‘displace’ rispettivamente con GetIndexes(ProbeEndX, TargetEndX, XOffset, DomainX) e DomainY + YOffset. Quindi apre un ciclo while, con condizione tix1 &lt;= tix2, invoca InPlaceIntersect(FProbe.FSurf.NonEmpty[pix1], FTarget.FSurf.NonEmpty[tix1], displace), apre due cicli, in cui il primo va da 0 a FIntersectHigh e ha come indice ‘y’, mentre il secondo va da FIntersect[yy, 0] a FIntersect[yy, 1], e invoca il metodo CalcOverlaps. Dopo i due for incrementa pix1 e tix1, quindi dopo il while apre due cicli for, in cui il primo va da 0 a High(zline) e ha come indice ‘z’, mentre il secondo va da zline[z, 0] a zline[z, 0] e ha come indice ‘zz’, verifica se FScores[zz] &gt; MinimumOverlap, e in caso affermativo salva in MinimumOverlap il risultato di FAddModel(FScores[zz], DomainX + XOffset, DomainY + YOffset, zz + ZOffset), che di fatto è un metodo di TModelManager.</text:span></text:p>
        </text:list-item>
        <text:list-item>
          <text:p text:style-name="P101">CalcOverlaps: metodo usato solo in OverlapScore. <text:span text:style-name="T123">Inizia inizializzando le variabili ‘pline’, ‘tline’ e ‘hi’ a FProbe.FSurf.Grid[pix1, yy-displace], FTarget.FSurf.Grid[tix1, yy] e High(FScores), quindi apre un ciclo for, che va da 0 a High(pline) e ha come indice ‘pix’, e inizializza le variabili ‘pz1’ e ‘pz2’ con pline[pix, 0] + ZOffset e pline[pix, 1] + ZOffset. Apre un altro ciclo for, che va da 0 a High(tline) e ha come indice ‘tix’, inizializza le variabili ‘tz1’, ‘tx2’, ‘st’, ‘en’ e ‘wid1’ a tline[tix, 0], tline[tix, 1], tz1 – pz2, tz2 – pz1 e -1, apre un ulteriore ciclo, che va da 0 a hizline (quello di OverlapScore) e ha come indice ‘z’, e verifica se en &lt; zline[z, 0]. In caso affermativo esce dall’ultimo for, altrimenti verifica se st &lt;= zline[z, 1] and en &gt;= zline[z, 0]; in caso affermativo verifica se wid1 &lt; 0, se è così pone wid1 e la variabile ‘wid2’ uguali a pz2 – pz1 e tz2 – tz1, quindi verifica se wid1 &gt; wid2, in caso affermativo ne scambia i valori, e infine aumenta wid1 e wid2 di st. Dopo questa verifica viene aperto un altro ciclo for, che va da zline[z, 0] a zline[z, 1] e ha come indice ‘zz’, verifica se zz &gt;= st, se è così verifica se zz &lt;= wid1. In caso affermativo aumenta FScores[zz] di zz – st + 1, altrimenti verifica se zz &lt;= wid2, se è così aumenta FScores[zz] di wid1 – st + 1, altrimenti verifica se zz &lt;= en, se è così aumenta FScores[zz] di en – zz + 1, altrimenti esce dal ciclo.</text:span></text:p>
        </text:list-item>
        <text:list-item>
          <text:p text:style-name="P93">CalcDomainStats: <text:span text:style-name="T114">viene eseguito ComputeShapeStats(FDomainGrid.Shape) di linegrids (viene invocato solo per ottenere il numero totale di atomi, non è rilevante ai fini della relazione).</text:span></text:p>
        </text:list-item>
      </text:list>
      <text:p text:style-name="P42"/>
      <text:p text:style-name="P43">TDockConstraintManager = classe </text:p>
      <text:p text:style-name="P43">Attributi:</text:p>
      <text:list xml:id="list1416046073" text:style-name="L26">
        <text:list-item>
          <text:p text:style-name="P102"><text:soft-page-break/>F<text:span text:style-name="T96">P</text:span>robeTransVec, F<text:span text:style-name="T96">T</text:span>argetTransVec: <text:span text:style-name="T117">i FTransVec delle due proteine, non sono usati.</text:span></text:p>
        </text:list-item>
        <text:list-item>
          <text:p text:style-name="P102">F<text:span text:style-name="T96">T</text:span>argetResolution, F<text:span text:style-name="T96">P</text:span>robeResolution: <text:span text:style-name="T117">le FResolution delle due proteine, non sono usate.</text:span></text:p>
        </text:list-item>
        <text:list-item>
          <text:p text:style-name="P102">F<text:span text:style-name="T96">D</text:span>omainBlock: <text:span text:style-name="T97">TDomainBlock, è un contenitore di indici vari.</text:span></text:p>
        </text:list-item>
        <text:list-item>
          <text:p text:style-name="P102">FXDomain: <text:span text:style-name="T95">TGridLine, il primo elemento è il segmento che va da 0 a DomainEndX, ossia la lunghezza della dimensione X della griglia generale.</text:span></text:p>
        </text:list-item>
        <text:list-item>
          <text:p text:style-name="P103">FYDomainAtX: <text:span text:style-name="T95">TLineArray, contiene DomainEndX liste il cui primo elemento è il segmento che va da 0 a DomainEndY, ossia la lunghezza della dimensione Y della griglia generale.</text:span></text:p>
        </text:list-item>
        <text:list-item>
          <text:p text:style-name="P104">FZDomainAtXY: <text:span text:style-name="T95">TGridPlane, contene DomainEndX liste, che a loro volta contengono DomainEndY liste, il cui primo elemento è il segmento che va da 0 a DomainEndZ, ossia la lunghezza della dimensione Z della griglia generale.</text:span></text:p>
        </text:list-item>
      </text:list>
      <text:p text:style-name="P47">Metodi:</text:p>
      <text:list xml:id="list1653105830" text:style-name="L27">
        <text:list-item>
          <text:p text:style-name="P105">Y<text:span text:style-name="T102">D</text:span>omainAtX: <text:span text:style-name="T103">restituisce FYDomainAtX[DomainX].</text:span></text:p>
        </text:list-item>
        <text:list-item>
          <text:p text:style-name="P106">ZDomainAtXY: restituisce FZDomainAtXY[DomainX, DomainY].</text:p>
        </text:list-item>
      </text:list>
      <text:p text:style-name="P44"/>
      <text:p text:style-name="P45">TDomainBlock <text:span text:style-name="T98">= insieme di vari indici.</text:span></text:p>
      <text:p text:style-name="P46">Attributi:</text:p>
      <text:list xml:id="list1355054823" text:style-name="L28">
        <text:list-item>
          <text:p text:style-name="P107">ProbeEndX, ProbeEndY, ProbeEndZ, TargetEndX, TargetEndY, TargetEndZ: <text:span text:style-name="T99">indici massimi per gli assi X, Y e Z (tramite ZMax) di Probe e Target.</text:span></text:p>
        </text:list-item>
        <text:list-item>
          <text:p text:style-name="P108">XOffset, YOffset, ZOffset: <text:span text:style-name="T100">valori negativi rispettivamente di </text:span>ProbeEndX, ProbeEndY <text:span text:style-name="T100">e</text:span> ProbeEndZ.</text:p>
        </text:list-item>
        <text:list-item>
          <text:p text:style-name="P109">DomainEndX, DomainEndY, DomainEndZ: <text:span text:style-name="T101">somma di ProbeEnd e TargetEnd nei rispettivi ass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8T13:02:19.116000000</dc:date>
    <meta:editing-duration>P1DT18H8M1S</meta:editing-duration>
    <meta:editing-cycles>430</meta:editing-cycles>
    <meta:document-statistic meta:table-count="0" meta:image-count="0" meta:object-count="0" meta:page-count="14" meta:paragraph-count="232" meta:word-count="7790" meta:character-count="50185" meta:non-whitespace-character-count="42752"/>
  </office:meta>
</office:document-meta>
</file>